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3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size="12pt" style:font-size-asian="12pt" style:font-size-complex="12pt" fo:language="es" fo:country="MX"/>
    </style:style>
    <style:style style:name="T6" style:parent-style-name="Fuentedepárrafopredeter." style:family="text">
      <style:text-properties fo:font-size="12pt" style:font-size-asian="12pt" style:font-size-complex="12pt" fo:language="es" fo:country="MX"/>
    </style:style>
    <style:style style:name="T7" style:parent-style-name="Fuentedepárrafopredeter." style:family="text">
      <style:text-properties fo:font-size="12pt" style:font-size-asian="12pt" style:font-size-complex="12pt" fo:language="es" fo:country="MX"/>
    </style:style>
    <style:style style:name="T8" style:parent-style-name="Fuentedepárrafopredeter." style:family="text">
      <style:text-properties fo:font-size="12pt" style:font-size-asian="12pt" style:font-size-complex="12pt" fo:language="es" fo:country="MX"/>
    </style:style>
    <style:style style:name="T9" style:parent-style-name="Fuentedepárrafopredeter." style:family="text">
      <style:text-properties fo:font-size="12pt" style:font-size-asian="12pt" style:font-size-complex="12pt" fo:language="es" fo:country="MX"/>
    </style:style>
    <style:style style:name="T1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1" style:parent-style-name="Fuentedepárrafopredeter." style:family="text">
      <style:text-properties fo:font-size="12pt" style:font-size-asian="12pt" style:font-size-complex="12pt" fo:language="es" fo:country="MX"/>
    </style:style>
    <style:style style:name="P12" style:parent-style-name="Párrafodelista" style:list-style-name="LFO1" style:family="paragraph"/>
    <style:style style:name="T13" style:parent-style-name="Fuentedepárrafopredeter." style:family="text">
      <style:text-properties fo:font-size="12pt" style:font-size-asian="12pt" style:font-size-complex="12pt" fo:language="es" fo:country="MX"/>
    </style:style>
    <style:style style:name="T14" style:parent-style-name="Fuentedepárrafopredeter." style:family="text">
      <style:text-properties fo:font-size="12pt" style:font-size-asian="12pt" style:font-size-complex="12pt" fo:language="es" fo:country="MX"/>
    </style:style>
    <style:style style:name="T15" style:parent-style-name="Fuentedepárrafopredeter." style:family="text">
      <style:text-properties fo:font-size="12pt" style:font-size-asian="12pt" style:font-size-complex="12pt" fo:language="es" fo:country="MX"/>
    </style:style>
    <style:style style:name="T16" style:parent-style-name="Fuentedepárrafopredeter." style:family="text">
      <style:text-properties fo:font-size="12pt" style:font-size-asian="12pt" style:font-size-complex="12pt" fo:language="es" fo:country="MX"/>
    </style:style>
    <style:style style:name="T17" style:parent-style-name="Fuentedepárrafopredeter." style:family="text">
      <style:text-properties fo:font-size="12pt" style:font-size-asian="12pt" style:font-size-complex="12pt" fo:language="es" fo:country="MX"/>
    </style:style>
    <style:style style:name="T1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" style:parent-style-name="Fuentedepárrafopredeter." style:family="text">
      <style:text-properties fo:font-size="12pt" style:font-size-asian="12pt" style:font-size-complex="12pt" fo:language="es" fo:country="MX"/>
    </style:style>
    <style:style style:name="P20" style:parent-style-name="Párrafodelista" style:list-style-name="LFO1" style:family="paragraph">
      <style:paragraph-properties fo:text-align="justify" fo:margin-bottom="0in" fo:margin-right="0.4006in"/>
    </style:style>
    <style:style style:name="T21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2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 fo:language="es" fo:country="MX"/>
    </style:style>
    <style:style style:name="T24" style:parent-style-name="Fuentedepárrafopredeter." style:family="text">
      <style:text-properties fo:font-size="12pt" style:font-size-asian="12pt" style:font-size-complex="12pt" fo:language="es" fo:country="MX"/>
    </style:style>
    <style:style style:name="T25" style:parent-style-name="Fuentedepárrafopredeter." style:family="text">
      <style:text-properties fo:font-size="12pt" style:font-size-asian="12pt" style:font-size-complex="12pt" fo:language="es" fo:country="MX"/>
    </style:style>
    <style:style style:name="T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" style:parent-style-name="Fuentedepárrafopredeter." style:family="text">
      <style:text-properties fo:font-size="12pt" style:font-size-asian="12pt" style:font-size-complex="12pt" fo:language="es" fo:country="MX"/>
    </style:style>
    <style:style style:name="P28" style:parent-style-name="Párrafodelista" style:list-style-name="LFO1" style:family="paragraph">
      <style:paragraph-properties fo:text-align="justify" fo:margin-bottom="0in" fo:margin-right="0.4006in"/>
    </style:style>
    <style:style style:name="T29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0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 fo:language="es" fo:country="MX"/>
    </style:style>
    <style:style style:name="T32" style:parent-style-name="Fuentedepárrafopredeter." style:family="text">
      <style:text-properties fo:font-size="12pt" style:font-size-asian="12pt" style:font-size-complex="12pt" fo:language="es" fo:country="MX"/>
    </style:style>
    <style:style style:name="T33" style:parent-style-name="Fuentedepárrafopredeter." style:family="text">
      <style:text-properties fo:font-size="12pt" style:font-size-asian="12pt" style:font-size-complex="12pt" fo:language="es" fo:country="MX"/>
    </style:style>
    <style:style style:name="T3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" style:parent-style-name="Fuentedepárrafopredeter." style:family="text">
      <style:text-properties fo:font-size="12pt" style:font-size-asian="12pt" style:font-size-complex="12pt" fo:language="es" fo:country="MX"/>
    </style:style>
    <style:style style:name="P36" style:parent-style-name="Párrafodelista" style:list-style-name="LFO1" style:family="paragraph">
      <style:paragraph-properties fo:text-align="justify" fo:margin-bottom="0in" fo:margin-right="0.4006in"/>
    </style:style>
    <style:style style:name="T37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8" style:parent-style-name="Fuentedepárrafopredeter." style:family="text">
      <style:text-properties fo:font-size="12pt" style:font-size-asian="12pt" style:font-size-complex="12pt" fo:language="es" fo:country="MX"/>
    </style:style>
    <style:style style:name="T39" style:parent-style-name="Fuentedepárrafopredeter." style:family="text">
      <style:text-properties fo:font-size="12pt" style:font-size-asian="12pt" style:font-size-complex="12pt" fo:language="es" fo:country="MX"/>
    </style:style>
    <style:style style:name="T40" style:parent-style-name="Fuentedepárrafopredeter." style:family="text">
      <style:text-properties fo:font-size="12pt" style:font-size-asian="12pt" style:font-size-complex="12pt" fo:language="es" fo:country="MX"/>
    </style:style>
    <style:style style:name="T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" style:parent-style-name="Fuentedepárrafopredeter." style:family="text">
      <style:text-properties fo:font-size="12pt" style:font-size-asian="12pt" style:font-size-complex="12pt" fo:language="es" fo:country="MX"/>
    </style:style>
    <style:style style:name="P43" style:parent-style-name="Párrafodelista" style:list-style-name="LFO1" style:family="paragraph">
      <style:paragraph-properties fo:text-align="justify" fo:margin-bottom="0in" fo:margin-right="0.4006in"/>
    </style:style>
    <style:style style:name="T44" style:parent-style-name="Fuentedepárrafopredeter." style:family="text">
      <style:text-properties style:font-name-asian="Arial Unicode MS" style:font-name-complex="Calibri" style:font-weight-complex="bold" fo:font-size="12pt" style:font-size-asian="12pt" style:font-size-complex="12pt"/>
    </style:style>
    <style:style style:name="T45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46" style:parent-style-name="Fuentedepárrafopredeter." style:family="text">
      <style:text-properties fo:font-size="12pt" style:font-size-asian="12pt" style:font-size-complex="12pt" fo:language="es" fo:country="MX"/>
    </style:style>
    <style:style style:name="T47" style:parent-style-name="Fuentedepárrafopredeter." style:family="text">
      <style:text-properties fo:font-size="12pt" style:font-size-asian="12pt" style:font-size-complex="12pt" fo:language="es" fo:country="MX"/>
    </style:style>
    <style:style style:name="T48" style:parent-style-name="Fuentedepárrafopredeter." style:family="text">
      <style:text-properties fo:font-size="12pt" style:font-size-asian="12pt" style:font-size-complex="12pt" fo:language="es" fo:country="MX"/>
    </style:style>
    <style:style style:name="T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0" style:parent-style-name="Fuentedepárrafopredeter." style:family="text">
      <style:text-properties fo:font-size="12pt" style:font-size-asian="12pt" style:font-size-complex="12pt" fo:language="es" fo:country="MX"/>
    </style:style>
    <style:style style:name="P51" style:parent-style-name="Párrafodelista" style:list-style-name="LFO1" style:family="paragraph"/>
    <style:style style:name="T52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ableColumn54" style:family="table-column">
      <style:table-column-properties style:column-width="5.6416in"/>
    </style:style>
    <style:style style:name="Table53" style:family="table">
      <style:table-properties style:width="5.6416in" fo:margin-left="0.4888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Párrafodelista" style:family="paragraph">
      <style:paragraph-properties fo:margin-left="0in">
        <style:tab-stops/>
      </style:paragraph-properties>
    </style:style>
    <style:style style:name="T58" style:parent-style-name="Fuentedepárrafopredeter." style:family="text">
      <style:text-properties fo:font-size="12pt" style:font-size-asian="12pt" style:font-size-complex="12pt" fo:language="es" fo:country="MX"/>
    </style:style>
    <style:style style:name="T59" style:parent-style-name="Fuentedepárrafopredeter." style:family="text">
      <style:text-properties fo:font-size="12pt" style:font-size-asian="12pt" style:font-size-complex="12pt" fo:language="es" fo:country="MX"/>
    </style:style>
    <style:style style:name="T60" style:parent-style-name="Fuentedepárrafopredeter." style:family="text">
      <style:text-properties fo:font-size="12pt" style:font-size-asian="12pt" style:font-size-complex="12pt" fo:language="es" fo:country="MX"/>
    </style:style>
    <style:style style:name="T6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2" style:parent-style-name="Fuentedepárrafopredeter." style:family="text">
      <style:text-properties fo:font-size="12pt" style:font-size-asian="12pt" style:font-size-complex="12pt" fo:language="es" fo:country="MX"/>
    </style:style>
    <style:style style:name="P63" style:parent-style-name="Párrafodelista" style:list-style-name="LFO1" style:family="paragraph"/>
    <style:style style:name="T64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65" style:parent-style-name="Fuentedepárrafopredeter." style:family="text">
      <style:text-properties fo:font-size="12pt" style:font-size-asian="12pt" style:font-size-complex="12pt" fo:language="es" fo:country="MX"/>
    </style:style>
    <style:style style:name="T66" style:parent-style-name="Fuentedepárrafopredeter." style:family="text">
      <style:text-properties fo:font-size="12pt" style:font-size-asian="12pt" style:font-size-complex="12pt" fo:language="es" fo:country="MX"/>
    </style:style>
    <style:style style:name="T67" style:parent-style-name="Fuentedepárrafopredeter." style:family="text">
      <style:text-properties fo:font-size="12pt" style:font-size-asian="12pt" style:font-size-complex="12pt" fo:language="es" fo:country="MX"/>
    </style:style>
    <style:style style:name="T6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9" style:parent-style-name="Fuentedepárrafopredeter." style:family="text">
      <style:text-properties fo:font-size="12pt" style:font-size-asian="12pt" style:font-size-complex="12pt" fo:language="es" fo:country="MX"/>
    </style:style>
    <style:style style:name="T70" style:parent-style-name="Fuentedepárrafopredeter." style:family="text">
      <style:text-properties fo:font-size="12pt" style:font-size-asian="12pt" style:font-size-complex="12pt" fo:language="es" fo:country="MX"/>
    </style:style>
    <style:style style:name="P71" style:parent-style-name="Párrafodelista" style:family="paragraph">
      <style:text-properties fo:font-size="1pt" style:font-size-asian="1pt" style:font-size-complex="1pt" fo:language="es" fo:country="MX"/>
    </style:style>
    <style:style style:name="P7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73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4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5" style:parent-style-name="Fuentedepárrafopredeter." style:family="text">
      <style:text-properties fo:font-size="12pt" style:font-size-asian="12pt" style:font-size-complex="12pt" fo:language="es" fo:country="MX"/>
    </style:style>
    <style:style style:name="T76" style:parent-style-name="Fuentedepárrafopredeter." style:family="text">
      <style:text-properties fo:font-size="12pt" style:font-size-asian="12pt" style:font-size-complex="12pt" fo:language="es" fo:country="MX"/>
    </style:style>
    <style:style style:name="T77" style:parent-style-name="Fuentedepárrafopredeter." style:family="text">
      <style:text-properties fo:font-size="12pt" style:font-size-asian="12pt" style:font-size-complex="12pt" fo:language="es" fo:country="MX"/>
    </style:style>
    <style:style style:name="T78" style:parent-style-name="Fuentedepárrafopredeter." style:family="text">
      <style:text-properties fo:font-size="12pt" style:font-size-asian="12pt" style:font-size-complex="12pt" fo:language="es" fo:country="MX"/>
    </style:style>
    <style:style style:name="T7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80" style:parent-style-name="Fuentedepárrafopredeter." style:family="text">
      <style:text-properties fo:font-size="12pt" style:font-size-asian="12pt" style:font-size-complex="12pt" fo:language="es" fo:country="MX"/>
    </style:style>
    <style:style style:name="T81" style:parent-style-name="Fuentedepárrafopredeter." style:family="text">
      <style:text-properties fo:font-size="12pt" style:font-size-asian="12pt" style:font-size-complex="12pt" fo:language="es" fo:country="MX"/>
    </style:style>
    <style:style style:name="T82" style:parent-style-name="Fuentedepárrafopredeter." style:family="text">
      <style:text-properties fo:font-size="12pt" style:font-size-asian="12pt" style:font-size-complex="12pt" fo:language="es" fo:country="MX"/>
    </style:style>
    <style:style style:name="T83" style:parent-style-name="Fuentedepárrafopredeter." style:family="text">
      <style:text-properties fo:font-size="12pt" style:font-size-asian="12pt" style:font-size-complex="12pt" fo:language="es" fo:country="MX"/>
    </style:style>
    <style:style style:name="T84" style:parent-style-name="Fuentedepárrafopredeter." style:family="text">
      <style:text-properties fo:font-size="12pt" style:font-size-asian="12pt" style:font-size-complex="12pt" fo:language="es" fo:country="MX"/>
    </style:style>
    <style:style style:name="T85" style:parent-style-name="Fuentedepárrafopredeter." style:family="text">
      <style:text-properties fo:font-size="12pt" style:font-size-asian="12pt" style:font-size-complex="12pt" fo:language="es" fo:country="MX"/>
    </style:style>
    <style:style style:name="T86" style:parent-style-name="Fuentedepárrafopredeter." style:family="text">
      <style:text-properties fo:font-size="12pt" style:font-size-asian="12pt" style:font-size-complex="12pt" fo:language="es" fo:country="MX"/>
    </style:style>
    <style:style style:name="T87" style:parent-style-name="Fuentedepárrafopredeter." style:family="text">
      <style:text-properties fo:font-size="12pt" style:font-size-asian="12pt" style:font-size-complex="12pt" fo:language="es" fo:country="MX"/>
    </style:style>
    <style:style style:name="T88" style:parent-style-name="Fuentedepárrafopredeter." style:family="text">
      <style:text-properties fo:font-size="12pt" style:font-size-asian="12pt" style:font-size-complex="12pt" fo:language="es" fo:country="MX"/>
    </style:style>
    <style:style style:name="T89" style:parent-style-name="Fuentedepárrafopredeter." style:family="text">
      <style:text-properties fo:font-size="12pt" style:font-size-asian="12pt" style:font-size-complex="12pt" fo:language="es" fo:country="MX"/>
    </style:style>
    <style:style style:name="T90" style:parent-style-name="Fuentedepárrafopredeter." style:family="text">
      <style:text-properties fo:font-size="12pt" style:font-size-asian="12pt" style:font-size-complex="12pt" fo:language="es" fo:country="MX"/>
    </style:style>
    <style:style style:name="T91" style:parent-style-name="Fuentedepárrafopredeter." style:family="text">
      <style:text-properties fo:font-size="12pt" style:font-size-asian="12pt" style:font-size-complex="12pt" fo:language="es" fo:country="MX"/>
    </style:style>
    <style:style style:name="T92" style:parent-style-name="Fuentedepárrafopredeter." style:family="text">
      <style:text-properties fo:font-size="12pt" style:font-size-asian="12pt" style:font-size-complex="12pt" fo:language="es" fo:country="MX"/>
    </style:style>
    <style:style style:name="T93" style:parent-style-name="Fuentedepárrafopredeter." style:family="text">
      <style:text-properties fo:font-size="12pt" style:font-size-asian="12pt" style:font-size-complex="12pt" fo:language="es" fo:country="MX"/>
    </style:style>
    <style:style style:name="T94" style:parent-style-name="Fuentedepárrafopredeter." style:family="text">
      <style:text-properties fo:font-size="12pt" style:font-size-asian="12pt" style:font-size-complex="12pt" fo:language="es" fo:country="MX"/>
    </style:style>
    <style:style style:name="T95" style:parent-style-name="Fuentedepárrafopredeter." style:family="text">
      <style:text-properties fo:font-size="12pt" style:font-size-asian="12pt" style:font-size-complex="12pt" fo:language="es" fo:country="MX"/>
    </style:style>
    <style:style style:name="T96" style:parent-style-name="Fuentedepárrafopredeter." style:family="text">
      <style:text-properties fo:font-size="12pt" style:font-size-asian="12pt" style:font-size-complex="12pt" fo:language="es" fo:country="MX"/>
    </style:style>
    <style:style style:name="T97" style:parent-style-name="Fuentedepárrafopredeter." style:family="text">
      <style:text-properties fo:font-size="12pt" style:font-size-asian="12pt" style:font-size-complex="12pt" fo:language="es" fo:country="MX"/>
    </style:style>
    <style:style style:name="T98" style:parent-style-name="Fuentedepárrafopredeter." style:family="text">
      <style:text-properties fo:font-size="12pt" style:font-size-asian="12pt" style:font-size-complex="12pt" fo:language="es" fo:country="MX"/>
    </style:style>
    <style:style style:name="T99" style:parent-style-name="Fuentedepárrafopredeter." style:family="text">
      <style:text-properties fo:font-size="12pt" style:font-size-asian="12pt" style:font-size-complex="12pt" fo:language="es" fo:country="MX"/>
    </style:style>
    <style:style style:name="T100" style:parent-style-name="Fuentedepárrafopredeter." style:family="text">
      <style:text-properties fo:font-size="12pt" style:font-size-asian="12pt" style:font-size-complex="12pt" fo:language="es" fo:country="MX"/>
    </style:style>
    <style:style style:name="T101" style:parent-style-name="Fuentedepárrafopredeter." style:family="text">
      <style:text-properties fo:font-size="12pt" style:font-size-asian="12pt" style:font-size-complex="12pt" fo:language="es" fo:country="MX"/>
    </style:style>
    <style:style style:name="T102" style:parent-style-name="Fuentedepárrafopredeter." style:family="text">
      <style:text-properties fo:font-size="12pt" style:font-size-asian="12pt" style:font-size-complex="12pt" fo:language="es" fo:country="MX"/>
    </style:style>
    <style:style style:name="T103" style:parent-style-name="Fuentedepárrafopredeter." style:family="text">
      <style:text-properties fo:font-size="12pt" style:font-size-asian="12pt" style:font-size-complex="12pt" fo:language="es" fo:country="MX"/>
    </style:style>
    <style:style style:name="T104" style:parent-style-name="Fuentedepárrafopredeter." style:family="text">
      <style:text-properties fo:font-size="12pt" style:font-size-asian="12pt" style:font-size-complex="12pt" fo:language="es" fo:country="MX"/>
    </style:style>
    <style:style style:name="T105" style:parent-style-name="Fuentedepárrafopredeter." style:family="text">
      <style:text-properties fo:font-size="12pt" style:font-size-asian="12pt" style:font-size-complex="12pt" fo:language="es" fo:country="MX"/>
    </style:style>
    <style:style style:name="T106" style:parent-style-name="Fuentedepárrafopredeter." style:family="text">
      <style:text-properties fo:font-size="12pt" style:font-size-asian="12pt" style:font-size-complex="12pt" fo:language="es" fo:country="MX"/>
    </style:style>
    <style:style style:name="T107" style:parent-style-name="Fuentedepárrafopredeter." style:family="text">
      <style:text-properties fo:font-size="12pt" style:font-size-asian="12pt" style:font-size-complex="12pt" fo:language="es" fo:country="MX"/>
    </style:style>
    <style:style style:name="T108" style:parent-style-name="Fuentedepárrafopredeter." style:family="text">
      <style:text-properties fo:font-size="12pt" style:font-size-asian="12pt" style:font-size-complex="12pt" fo:language="es" fo:country="MX"/>
    </style:style>
    <style:style style:name="T109" style:parent-style-name="Fuentedepárrafopredeter." style:family="text">
      <style:text-properties fo:font-size="12pt" style:font-size-asian="12pt" style:font-size-complex="12pt" fo:language="es" fo:country="MX"/>
    </style:style>
    <style:style style:name="T110" style:parent-style-name="Fuentedepárrafopredeter." style:family="text">
      <style:text-properties fo:font-size="12pt" style:font-size-asian="12pt" style:font-size-complex="12pt" fo:language="es" fo:country="MX"/>
    </style:style>
    <style:style style:name="T111" style:parent-style-name="Fuentedepárrafopredeter." style:family="text">
      <style:text-properties fo:font-size="12pt" style:font-size-asian="12pt" style:font-size-complex="12pt" fo:language="es" fo:country="MX"/>
    </style:style>
    <style:style style:name="T112" style:parent-style-name="Fuentedepárrafopredeter." style:family="text">
      <style:text-properties fo:font-size="12pt" style:font-size-asian="12pt" style:font-size-complex="12pt" fo:language="es" fo:country="MX"/>
    </style:style>
    <style:style style:name="T113" style:parent-style-name="Fuentedepárrafopredeter." style:family="text">
      <style:text-properties fo:font-size="12pt" style:font-size-asian="12pt" style:font-size-complex="12pt" fo:language="es" fo:country="MX"/>
    </style:style>
    <style:style style:name="T114" style:parent-style-name="Fuentedepárrafopredeter." style:family="text">
      <style:text-properties fo:font-size="12pt" style:font-size-asian="12pt" style:font-size-complex="12pt" fo:language="es" fo:country="MX"/>
    </style:style>
    <style:style style:name="T115" style:parent-style-name="Fuentedepárrafopredeter." style:family="text">
      <style:text-properties fo:font-size="12pt" style:font-size-asian="12pt" style:font-size-complex="12pt" fo:language="es" fo:country="MX"/>
    </style:style>
    <style:style style:name="T116" style:parent-style-name="Fuentedepárrafopredeter." style:family="text">
      <style:text-properties fo:font-size="12pt" style:font-size-asian="12pt" style:font-size-complex="12pt" fo:language="es" fo:country="MX"/>
    </style:style>
    <style:style style:name="T117" style:parent-style-name="Fuentedepárrafopredeter." style:family="text">
      <style:text-properties fo:font-size="12pt" style:font-size-asian="12pt" style:font-size-complex="12pt" fo:language="es" fo:country="MX"/>
    </style:style>
    <style:style style:name="T118" style:parent-style-name="Fuentedepárrafopredeter." style:family="text">
      <style:text-properties fo:font-size="12pt" style:font-size-asian="12pt" style:font-size-complex="12pt" fo:language="es" fo:country="MX"/>
    </style:style>
    <style:style style:name="T119" style:parent-style-name="Fuentedepárrafopredeter." style:family="text">
      <style:text-properties fo:font-size="12pt" style:font-size-asian="12pt" style:font-size-complex="12pt" fo:language="es" fo:country="MX"/>
    </style:style>
    <style:style style:name="T120" style:parent-style-name="Fuentedepárrafopredeter." style:family="text">
      <style:text-properties fo:font-size="12pt" style:font-size-asian="12pt" style:font-size-complex="12pt" fo:language="es" fo:country="MX"/>
    </style:style>
    <style:style style:name="T121" style:parent-style-name="Fuentedepárrafopredeter." style:family="text">
      <style:text-properties fo:font-size="12pt" style:font-size-asian="12pt" style:font-size-complex="12pt" fo:language="es" fo:country="MX"/>
    </style:style>
    <style:style style:name="T122" style:parent-style-name="Fuentedepárrafopredeter." style:family="text">
      <style:text-properties fo:font-size="12pt" style:font-size-asian="12pt" style:font-size-complex="12pt" fo:language="es" fo:country="MX"/>
    </style:style>
    <style:style style:name="T123" style:parent-style-name="Fuentedepárrafopredeter." style:family="text">
      <style:text-properties fo:font-size="12pt" style:font-size-asian="12pt" style:font-size-complex="12pt" fo:language="es" fo:country="MX"/>
    </style:style>
    <style:style style:name="T124" style:parent-style-name="Fuentedepárrafopredeter." style:family="text">
      <style:text-properties fo:font-size="12pt" style:font-size-asian="12pt" style:font-size-complex="12pt" fo:language="es" fo:country="MX"/>
    </style:style>
    <style:style style:name="T125" style:parent-style-name="Fuentedepárrafopredeter." style:family="text">
      <style:text-properties fo:font-size="12pt" style:font-size-asian="12pt" style:font-size-complex="12pt" fo:language="es" fo:country="MX"/>
    </style:style>
    <style:style style:name="T126" style:parent-style-name="Fuentedepárrafopredeter." style:family="text">
      <style:text-properties fo:font-size="12pt" style:font-size-asian="12pt" style:font-size-complex="12pt" fo:language="es" fo:country="MX"/>
    </style:style>
    <style:style style:name="T127" style:parent-style-name="Fuentedepárrafopredeter." style:family="text">
      <style:text-properties fo:font-size="12pt" style:font-size-asian="12pt" style:font-size-complex="12pt" fo:language="es" fo:country="MX"/>
    </style:style>
    <style:style style:name="P128" style:parent-style-name="Normal" style:family="paragraph">
      <style:text-properties fo:font-size="12pt" style:font-size-asian="12pt" style:font-size-complex="12pt" fo:language="es" fo:country="MX"/>
    </style:style>
    <style:style style:name="P129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130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1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2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3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4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5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6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7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P13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es" fo:country="MX"/>
    </style:style>
    <style:style style:name="P139" style:parent-style-name="Normal" style:list-style-name="LFO10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40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41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42" style:parent-style-name="Párrafodelista" style:list-style-name="LFO10" style:family="paragraph">
      <style:paragraph-properties fo:margin-bottom="0in"/>
    </style:style>
    <style:style style:name="T143" style:parent-style-name="Fuentedepárrafopredeter." style:family="text">
      <style:text-properties fo:font-size="12pt" style:font-size-asian="12pt" style:font-size-complex="12pt" fo:language="es" fo:country="MX"/>
    </style:style>
    <style:style style:name="T144" style:parent-style-name="Fuentedepárrafopredeter." style:family="text">
      <style:text-properties fo:font-size="12pt" style:font-size-asian="12pt" style:font-size-complex="12pt" fo:language="es" fo:country="MX"/>
    </style:style>
    <style:style style:name="T145" style:parent-style-name="Fuentedepárrafopredeter." style:family="text">
      <style:text-properties fo:font-size="12pt" style:font-size-asian="12pt" style:font-size-complex="12pt" fo:language="es" fo:country="MX"/>
    </style:style>
    <style:style style:name="T146" style:parent-style-name="Fuentedepárrafopredeter." style:family="text">
      <style:text-properties fo:font-size="12pt" style:font-size-asian="12pt" style:font-size-complex="12pt" fo:language="es" fo:country="MX"/>
    </style:style>
    <style:style style:name="T147" style:parent-style-name="Fuentedepárrafopredeter." style:family="text">
      <style:text-properties fo:font-size="12pt" style:font-size-asian="12pt" style:font-size-complex="12pt" fo:language="es" fo:country="MX"/>
    </style:style>
    <style:style style:name="T148" style:parent-style-name="Fuentedepárrafopredeter." style:family="text">
      <style:text-properties fo:font-size="12pt" style:font-size-asian="12pt" style:font-size-complex="12pt" fo:language="es" fo:country="MX"/>
    </style:style>
    <style:style style:name="T149" style:parent-style-name="Fuentedepárrafopredeter." style:family="text">
      <style:text-properties fo:font-size="12pt" style:font-size-asian="12pt" style:font-size-complex="12pt" fo:language="es" fo:country="MX"/>
    </style:style>
    <style:style style:name="T150" style:parent-style-name="Fuentedepárrafopredeter." style:family="text">
      <style:text-properties fo:font-size="12pt" style:font-size-asian="12pt" style:font-size-complex="12pt" fo:language="es" fo:country="MX"/>
    </style:style>
    <style:style style:name="T151" style:parent-style-name="Fuentedepárrafopredeter." style:family="text">
      <style:text-properties fo:font-size="12pt" style:font-size-asian="12pt" style:font-size-complex="12pt" fo:language="es" fo:country="MX"/>
    </style:style>
    <style:style style:name="T152" style:parent-style-name="Fuentedepárrafopredeter." style:family="text">
      <style:text-properties fo:font-size="12pt" style:font-size-asian="12pt" style:font-size-complex="12pt" fo:language="es" fo:country="MX"/>
    </style:style>
    <style:style style:name="T153" style:parent-style-name="Fuentedepárrafopredeter." style:family="text">
      <style:text-properties fo:font-size="12pt" style:font-size-asian="12pt" style:font-size-complex="12pt" fo:language="es" fo:country="MX"/>
    </style:style>
    <style:style style:name="T154" style:parent-style-name="Fuentedepárrafopredeter." style:family="text">
      <style:text-properties fo:font-size="12pt" style:font-size-asian="12pt" style:font-size-complex="12pt" fo:language="es" fo:country="MX"/>
    </style:style>
    <style:style style:name="T155" style:parent-style-name="Fuentedepárrafopredeter." style:family="text">
      <style:text-properties fo:font-size="12pt" style:font-size-asian="12pt" style:font-size-complex="12pt" fo:language="es" fo:country="MX"/>
    </style:style>
    <style:style style:name="T156" style:parent-style-name="Fuentedepárrafopredeter." style:family="text">
      <style:text-properties fo:font-size="12pt" style:font-size-asian="12pt" style:font-size-complex="12pt" fo:language="es" fo:country="MX"/>
    </style:style>
    <style:style style:name="T157" style:parent-style-name="Fuentedepárrafopredeter." style:family="text">
      <style:text-properties fo:font-size="12pt" style:font-size-asian="12pt" style:font-size-complex="12pt" fo:language="es" fo:country="MX"/>
    </style:style>
    <style:style style:name="T158" style:parent-style-name="Fuentedepárrafopredeter." style:family="text">
      <style:text-properties fo:font-size="12pt" style:font-size-asian="12pt" style:font-size-complex="12pt" fo:language="es" fo:country="MX"/>
    </style:style>
    <style:style style:name="T159" style:parent-style-name="Fuentedepárrafopredeter." style:family="text">
      <style:text-properties fo:font-size="12pt" style:font-size-asian="12pt" style:font-size-complex="12pt" fo:language="es" fo:country="MX"/>
    </style:style>
    <style:style style:name="T160" style:parent-style-name="Fuentedepárrafopredeter." style:family="text">
      <style:text-properties fo:font-size="12pt" style:font-size-asian="12pt" style:font-size-complex="12pt" fo:language="es" fo:country="MX"/>
    </style:style>
    <style:style style:name="T161" style:parent-style-name="Fuentedepárrafopredeter." style:family="text">
      <style:text-properties fo:font-size="12pt" style:font-size-asian="12pt" style:font-size-complex="12pt" fo:language="es" fo:country="MX"/>
    </style:style>
    <style:style style:name="T162" style:parent-style-name="Fuentedepárrafopredeter." style:family="text">
      <style:text-properties fo:font-size="12pt" style:font-size-asian="12pt" style:font-size-complex="12pt" fo:language="es" fo:country="MX"/>
    </style:style>
    <style:style style:name="T163" style:parent-style-name="Fuentedepárrafopredeter." style:family="text">
      <style:text-properties fo:font-size="12pt" style:font-size-asian="12pt" style:font-size-complex="12pt" fo:language="es" fo:country="MX"/>
    </style:style>
    <style:style style:name="T164" style:parent-style-name="Fuentedepárrafopredeter." style:family="text">
      <style:text-properties fo:font-size="12pt" style:font-size-asian="12pt" style:font-size-complex="12pt" fo:language="es" fo:country="MX"/>
    </style:style>
    <style:style style:name="P165" style:parent-style-name="Normal" style:list-style-name="LFO10" style:family="paragraph">
      <style:text-properties fo:font-size="12pt" style:font-size-asian="12pt" style:font-size-complex="12pt" fo:language="es" fo:country="MX"/>
    </style:style>
    <style:style style:name="TableColumn167" style:family="table-column">
      <style:table-column-properties style:column-width="5.6416in"/>
    </style:style>
    <style:style style:name="Table166" style:family="table">
      <style:table-properties style:width="5.6416in" fo:margin-left="0.4888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fo:font-size="12pt" style:font-size-asian="12pt" style:font-size-complex="12pt" fo:language="es" fo:country="MX"/>
    </style:style>
    <style:style style:name="P171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T172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173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4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5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6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177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178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179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180" style:parent-style-name="Párrafodelista" style:list-style-name="LFO2" style:family="paragraph">
      <style:text-properties fo:font-weight="bold" style:font-weight-asian="bold" fo:font-size="12pt" style:font-size-asian="12pt" style:font-size-complex="12pt" fo:language="es" fo:country="MX"/>
    </style:style>
    <style:style style:name="P181" style:parent-style-name="Normal" style:family="paragraph">
      <style:paragraph-properties fo:margin-bottom="0in"/>
    </style:style>
    <style:style style:name="T182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183" style:parent-style-name="Fuentedepárrafopredeter." style:family="text">
      <style:text-properties fo:font-size="12pt" style:font-size-asian="12pt" style:font-size-complex="12pt" fo:language="es" fo:country="MX"/>
    </style:style>
    <style:style style:name="P184" style:parent-style-name="Párrafodelista" style:list-style-name="LFO3" style:family="paragraph">
      <style:paragraph-properties fo:margin-bottom="0in"/>
    </style:style>
    <style:style style:name="T185" style:parent-style-name="Fuentedepárrafopredeter." style:family="text">
      <style:text-properties fo:font-size="12pt" style:font-size-asian="12pt" style:font-size-complex="12pt" fo:language="es" fo:country="MX"/>
    </style:style>
    <style:style style:name="T186" style:parent-style-name="Fuentedepárrafopredeter." style:family="text">
      <style:text-properties fo:font-size="12pt" style:font-size-asian="12pt" style:font-size-complex="12pt" fo:language="es" fo:country="MX"/>
    </style:style>
    <style:style style:name="T18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88" style:parent-style-name="Fuentedepárrafopredeter." style:family="text">
      <style:text-properties fo:font-size="12pt" style:font-size-asian="12pt" style:font-size-complex="12pt" fo:language="es" fo:country="MX"/>
    </style:style>
    <style:style style:name="T189" style:parent-style-name="Fuentedepárrafopredeter." style:family="text">
      <style:text-properties fo:font-size="12pt" style:font-size-asian="12pt" style:font-size-complex="12pt" fo:language="es" fo:country="MX"/>
    </style:style>
    <style:style style:name="T190" style:parent-style-name="Fuentedepárrafopredeter." style:family="text">
      <style:text-properties fo:font-size="12pt" style:font-size-asian="12pt" style:font-size-complex="12pt" fo:language="es" fo:country="MX"/>
    </style:style>
    <style:style style:name="T19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2" style:parent-style-name="Fuentedepárrafopredeter." style:family="text">
      <style:text-properties fo:font-size="12pt" style:font-size-asian="12pt" style:font-size-complex="12pt" fo:language="es" fo:country="MX"/>
    </style:style>
    <style:style style:name="T193" style:parent-style-name="Fuentedepárrafopredeter." style:family="text">
      <style:text-properties fo:font-size="12pt" style:font-size-asian="12pt" style:font-size-complex="12pt" fo:language="es" fo:country="MX"/>
    </style:style>
    <style:style style:name="T194" style:parent-style-name="Fuentedepárrafopredeter." style:family="text">
      <style:text-properties fo:font-size="12pt" style:font-size-asian="12pt" style:font-size-complex="12pt" fo:language="es" fo:country="MX"/>
    </style:style>
    <style:style style:name="T19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6" style:parent-style-name="Fuentedepárrafopredeter." style:family="text">
      <style:text-properties fo:font-size="12pt" style:font-size-asian="12pt" style:font-size-complex="12pt" fo:language="es" fo:country="MX"/>
    </style:style>
    <style:style style:name="P197" style:parent-style-name="Párrafodelista" style:list-style-name="LFO3" style:family="paragraph"/>
    <style:style style:name="T198" style:parent-style-name="Fuentedepárrafopredeter." style:family="text">
      <style:text-properties fo:font-size="12pt" style:font-size-asian="12pt" style:font-size-complex="12pt" fo:language="es" fo:country="MX"/>
    </style:style>
    <style:style style:name="T199" style:parent-style-name="Fuentedepárrafopredeter." style:family="text">
      <style:text-properties fo:font-size="12pt" style:font-size-asian="12pt" style:font-size-complex="12pt" fo:language="es" fo:country="MX"/>
    </style:style>
    <style:style style:name="T20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1" style:parent-style-name="Fuentedepárrafopredeter." style:family="text">
      <style:text-properties fo:font-size="12pt" style:font-size-asian="12pt" style:font-size-complex="12pt" fo:language="es" fo:country="MX"/>
    </style:style>
    <style:style style:name="P202" style:parent-style-name="Párrafodelista" style:list-style-name="LFO3" style:family="paragraph"/>
    <style:style style:name="T203" style:parent-style-name="Fuentedepárrafopredeter." style:family="text">
      <style:text-properties fo:font-size="12pt" style:font-size-asian="12pt" style:font-size-complex="12pt" fo:language="es" fo:country="MX"/>
    </style:style>
    <style:style style:name="T204" style:parent-style-name="Fuentedepárrafopredeter." style:family="text">
      <style:text-properties fo:font-size="12pt" style:font-size-asian="12pt" style:font-size-complex="12pt" fo:language="es" fo:country="MX"/>
    </style:style>
    <style:style style:name="T20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6" style:parent-style-name="Fuentedepárrafopredeter." style:family="text">
      <style:text-properties fo:font-size="12pt" style:font-size-asian="12pt" style:font-size-complex="12pt" fo:language="es" fo:country="MX"/>
    </style:style>
    <style:style style:name="T207" style:parent-style-name="Fuentedepárrafopredeter." style:family="text">
      <style:text-properties fo:font-size="12pt" style:font-size-asian="12pt" style:font-size-complex="12pt" fo:language="es" fo:country="MX"/>
    </style:style>
    <style:style style:name="T208" style:parent-style-name="Fuentedepárrafopredeter." style:family="text">
      <style:text-properties fo:font-size="12pt" style:font-size-asian="12pt" style:font-size-complex="12pt" fo:language="es" fo:country="MX"/>
    </style:style>
    <style:style style:name="T20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0" style:parent-style-name="Fuentedepárrafopredeter." style:family="text">
      <style:text-properties fo:font-size="12pt" style:font-size-asian="12pt" style:font-size-complex="12pt" fo:language="es" fo:country="MX"/>
    </style:style>
    <style:style style:name="T211" style:parent-style-name="Fuentedepárrafopredeter." style:family="text">
      <style:text-properties fo:font-size="12pt" style:font-size-asian="12pt" style:font-size-complex="12pt" fo:language="es" fo:country="MX"/>
    </style:style>
    <style:style style:name="P212" style:parent-style-name="Párrafodelista" style:list-style-name="LFO3" style:family="paragraph"/>
    <style:style style:name="T213" style:parent-style-name="Fuentedepárrafopredeter." style:family="text">
      <style:text-properties fo:font-size="12pt" style:font-size-asian="12pt" style:font-size-complex="12pt" fo:language="es" fo:country="MX"/>
    </style:style>
    <style:style style:name="T214" style:parent-style-name="Fuentedepárrafopredeter." style:family="text">
      <style:text-properties fo:font-size="12pt" style:font-size-asian="12pt" style:font-size-complex="12pt" fo:language="es" fo:country="MX"/>
    </style:style>
    <style:style style:name="T2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6" style:parent-style-name="Fuentedepárrafopredeter." style:family="text">
      <style:text-properties fo:font-size="12pt" style:font-size-asian="12pt" style:font-size-complex="12pt" fo:language="es" fo:country="MX"/>
    </style:style>
    <style:style style:name="T217" style:parent-style-name="Fuentedepárrafopredeter." style:family="text">
      <style:text-properties fo:font-size="12pt" style:font-size-asian="12pt" style:font-size-complex="12pt" fo:language="es" fo:country="MX"/>
    </style:style>
    <style:style style:name="T218" style:parent-style-name="Fuentedepárrafopredeter." style:family="text">
      <style:text-properties fo:font-size="12pt" style:font-size-asian="12pt" style:font-size-complex="12pt" fo:language="es" fo:country="MX"/>
    </style:style>
    <style:style style:name="T2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0" style:parent-style-name="Fuentedepárrafopredeter." style:family="text">
      <style:text-properties fo:font-size="12pt" style:font-size-asian="12pt" style:font-size-complex="12pt" fo:language="es" fo:country="MX"/>
    </style:style>
    <style:style style:name="T221" style:parent-style-name="Fuentedepárrafopredeter." style:family="text">
      <style:text-properties fo:font-size="12pt" style:font-size-asian="12pt" style:font-size-complex="12pt" fo:language="es" fo:country="MX"/>
    </style:style>
    <style:style style:name="T222" style:parent-style-name="Fuentedepárrafopredeter." style:family="text">
      <style:text-properties fo:font-size="12pt" style:font-size-asian="12pt" style:font-size-complex="12pt" fo:language="es" fo:country="MX"/>
    </style:style>
    <style:style style:name="T22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4" style:parent-style-name="Fuentedepárrafopredeter." style:family="text">
      <style:text-properties fo:font-size="12pt" style:font-size-asian="12pt" style:font-size-complex="12pt" fo:language="es" fo:country="MX"/>
    </style:style>
    <style:style style:name="T225" style:parent-style-name="Fuentedepárrafopredeter." style:family="text">
      <style:text-properties fo:font-size="12pt" style:font-size-asian="12pt" style:font-size-complex="12pt" fo:language="es" fo:country="MX"/>
    </style:style>
    <style:style style:name="T226" style:parent-style-name="Fuentedepárrafopredeter." style:family="text">
      <style:text-properties fo:font-size="12pt" style:font-size-asian="12pt" style:font-size-complex="12pt" fo:language="es" fo:country="MX"/>
    </style:style>
    <style:style style:name="T22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8" style:parent-style-name="Fuentedepárrafopredeter." style:family="text">
      <style:text-properties fo:font-size="12pt" style:font-size-asian="12pt" style:font-size-complex="12pt" fo:language="es" fo:country="MX"/>
    </style:style>
    <style:style style:name="P229" style:parent-style-name="Párrafodelista" style:list-style-name="LFO3" style:family="paragraph">
      <style:text-properties fo:font-size="12pt" style:font-size-asian="12pt" style:font-size-complex="12pt" fo:language="es" fo:country="MX"/>
    </style:style>
    <style:style style:name="TableColumn231" style:family="table-column">
      <style:table-column-properties style:column-width="5.6305in"/>
    </style:style>
    <style:style style:name="Table230" style:family="table">
      <style:table-properties style:width="5.6305in" fo:margin-left="0.5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Párrafodelista" style:family="paragraph">
      <style:paragraph-properties fo:margin-left="0in">
        <style:tab-stops/>
      </style:paragraph-properties>
    </style:style>
    <style:style style:name="T235" style:parent-style-name="Fuentedepárrafopredeter." style:family="text">
      <style:text-properties fo:font-size="12pt" style:font-size-asian="12pt" style:font-size-complex="12pt" fo:language="es" fo:country="MX"/>
    </style:style>
    <style:style style:name="T23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37" style:parent-style-name="Fuentedepárrafopredeter." style:family="text">
      <style:text-properties fo:font-size="12pt" style:font-size-asian="12pt" style:font-size-complex="12pt" fo:language="es" fo:country="MX"/>
    </style:style>
    <style:style style:name="P238" style:parent-style-name="Párrafodelista" style:family="paragraph">
      <style:text-properties fo:font-size="12pt" style:font-size-asian="12pt" style:font-size-complex="12pt" fo:language="es" fo:country="MX"/>
    </style:style>
    <style:style style:name="P23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240" style:parent-style-name="Párrafodelista" style:list-style-name="LFO4" style:family="paragraph"/>
    <style:style style:name="T241" style:parent-style-name="Fuentedepárrafopredeter." style:family="text">
      <style:text-properties fo:font-size="12pt" style:font-size-asian="12pt" style:font-size-complex="12pt" fo:language="es" fo:country="MX"/>
    </style:style>
    <style:style style:name="T242" style:parent-style-name="Fuentedepárrafopredeter." style:family="text">
      <style:text-properties fo:font-size="12pt" style:font-size-asian="12pt" style:font-size-complex="12pt" fo:language="es" fo:country="MX"/>
    </style:style>
    <style:style style:name="T24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4" style:parent-style-name="Fuentedepárrafopredeter." style:family="text">
      <style:text-properties fo:font-size="12pt" style:font-size-asian="12pt" style:font-size-complex="12pt" fo:language="es" fo:country="MX"/>
    </style:style>
    <style:style style:name="T245" style:parent-style-name="Fuentedepárrafopredeter." style:family="text">
      <style:text-properties fo:font-size="12pt" style:font-size-asian="12pt" style:font-size-complex="12pt" fo:language="es" fo:country="MX"/>
    </style:style>
    <style:style style:name="T246" style:parent-style-name="Fuentedepárrafopredeter." style:family="text">
      <style:text-properties fo:font-size="12pt" style:font-size-asian="12pt" style:font-size-complex="12pt" fo:language="es" fo:country="MX"/>
    </style:style>
    <style:style style:name="T24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8" style:parent-style-name="Fuentedepárrafopredeter." style:family="text">
      <style:text-properties fo:font-size="12pt" style:font-size-asian="12pt" style:font-size-complex="12pt" fo:language="es" fo:country="MX"/>
    </style:style>
    <style:style style:name="P249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250" style:parent-style-name="Párrafodelista" style:list-style-name="LFO4" style:family="paragraph">
      <style:paragraph-properties fo:margin-bottom="0in"/>
    </style:style>
    <style:style style:name="T251" style:parent-style-name="Fuentedepárrafopredeter." style:family="text">
      <style:text-properties fo:font-size="12pt" style:font-size-asian="12pt" style:font-size-complex="12pt" fo:language="es" fo:country="MX"/>
    </style:style>
    <style:style style:name="T252" style:parent-style-name="Fuentedepárrafopredeter." style:family="text">
      <style:text-properties fo:font-size="12pt" style:font-size-asian="12pt" style:font-size-complex="12pt" fo:language="es" fo:country="MX"/>
    </style:style>
    <style:style style:name="T25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54" style:parent-style-name="Fuentedepárrafopredeter." style:family="text">
      <style:text-properties fo:font-size="12pt" style:font-size-asian="12pt" style:font-size-complex="12pt" fo:language="es" fo:country="MX"/>
    </style:style>
    <style:style style:name="P255" style:parent-style-name="Párrafodelista" style:list-style-name="LFO4" style:family="paragraph">
      <style:paragraph-properties fo:margin-bottom="0in"/>
    </style:style>
    <style:style style:name="T256" style:parent-style-name="Fuentedepárrafopredeter." style:family="text">
      <style:text-properties fo:font-size="12pt" style:font-size-asian="12pt" style:font-size-complex="12pt" fo:language="es" fo:country="MX"/>
    </style:style>
    <style:style style:name="T257" style:parent-style-name="Fuentedepárrafopredeter." style:family="text">
      <style:text-properties fo:font-size="12pt" style:font-size-asian="12pt" style:font-size-complex="12pt" fo:language="es" fo:country="MX"/>
    </style:style>
    <style:style style:name="T25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59" style:parent-style-name="Fuentedepárrafopredeter." style:family="text">
      <style:text-properties fo:font-size="12pt" style:font-size-asian="12pt" style:font-size-complex="12pt" fo:language="es" fo:country="MX"/>
    </style:style>
    <style:style style:name="T260" style:parent-style-name="Fuentedepárrafopredeter." style:family="text">
      <style:text-properties fo:font-size="12pt" style:font-size-asian="12pt" style:font-size-complex="12pt" fo:language="es" fo:country="MX"/>
    </style:style>
    <style:style style:name="T261" style:parent-style-name="Fuentedepárrafopredeter." style:family="text">
      <style:text-properties fo:font-size="12pt" style:font-size-asian="12pt" style:font-size-complex="12pt" fo:language="es" fo:country="MX"/>
    </style:style>
    <style:style style:name="T26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63" style:parent-style-name="Fuentedepárrafopredeter." style:family="text">
      <style:text-properties fo:font-size="12pt" style:font-size-asian="12pt" style:font-size-complex="12pt" fo:language="es" fo:country="MX"/>
    </style:style>
    <style:style style:name="T264" style:parent-style-name="Fuentedepárrafopredeter." style:family="text">
      <style:text-properties fo:font-size="12pt" style:font-size-asian="12pt" style:font-size-complex="12pt" fo:language="es" fo:country="MX"/>
    </style:style>
    <style:style style:name="T265" style:parent-style-name="Fuentedepárrafopredeter." style:family="text">
      <style:text-properties fo:font-size="12pt" style:font-size-asian="12pt" style:font-size-complex="12pt" fo:language="es" fo:country="MX"/>
    </style:style>
    <style:style style:name="T266" style:parent-style-name="Fuentedepárrafopredeter." style:family="text">
      <style:text-properties fo:font-size="12pt" style:font-size-asian="12pt" style:font-size-complex="12pt" fo:language="es" fo:country="MX"/>
    </style:style>
    <style:style style:name="T26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68" style:parent-style-name="Fuentedepárrafopredeter." style:family="text">
      <style:text-properties fo:font-size="12pt" style:font-size-asian="12pt" style:font-size-complex="12pt" fo:language="es" fo:country="MX"/>
    </style:style>
    <style:style style:name="P269" style:parent-style-name="Párrafodelista" style:list-style-name="LFO4" style:family="paragraph">
      <style:paragraph-properties fo:margin-bottom="0in"/>
    </style:style>
    <style:style style:name="T270" style:parent-style-name="Fuentedepárrafopredeter." style:family="text">
      <style:text-properties fo:font-size="12pt" style:font-size-asian="12pt" style:font-size-complex="12pt" fo:language="es" fo:country="MX"/>
    </style:style>
    <style:style style:name="T271" style:parent-style-name="Fuentedepárrafopredeter." style:family="text">
      <style:text-properties fo:font-size="12pt" style:font-size-asian="12pt" style:font-size-complex="12pt" fo:language="es" fo:country="MX"/>
    </style:style>
    <style:style style:name="T27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3" style:parent-style-name="Fuentedepárrafopredeter." style:family="text">
      <style:text-properties fo:font-size="12pt" style:font-size-asian="12pt" style:font-size-complex="12pt" fo:language="es" fo:country="MX"/>
    </style:style>
    <style:style style:name="P274" style:parent-style-name="Párrafodelista" style:list-style-name="LFO4" style:family="paragraph">
      <style:paragraph-properties fo:margin-bottom="0in"/>
    </style:style>
    <style:style style:name="T275" style:parent-style-name="Fuentedepárrafopredeter." style:family="text">
      <style:text-properties fo:font-size="12pt" style:font-size-asian="12pt" style:font-size-complex="12pt" fo:language="es" fo:country="MX"/>
    </style:style>
    <style:style style:name="T276" style:parent-style-name="Fuentedepárrafopredeter." style:family="text">
      <style:text-properties fo:font-size="12pt" style:font-size-asian="12pt" style:font-size-complex="12pt" fo:language="es" fo:country="MX"/>
    </style:style>
    <style:style style:name="T27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9" style:parent-style-name="Fuentedepárrafopredeter." style:family="text">
      <style:text-properties fo:font-size="12pt" style:font-size-asian="12pt" style:font-size-complex="12pt" fo:language="es" fo:country="MX"/>
    </style:style>
    <style:style style:name="T280" style:parent-style-name="Fuentedepárrafopredeter." style:family="text">
      <style:text-properties fo:font-size="12pt" style:font-size-asian="12pt" style:font-size-complex="12pt" fo:language="es" fo:country="MX"/>
    </style:style>
    <style:style style:name="T281" style:parent-style-name="Fuentedepárrafopredeter." style:family="text">
      <style:text-properties fo:font-size="12pt" style:font-size-asian="12pt" style:font-size-complex="12pt" fo:language="es" fo:country="MX"/>
    </style:style>
    <style:style style:name="T282" style:parent-style-name="Fuentedepárrafopredeter." style:family="text">
      <style:text-properties fo:font-size="12pt" style:font-size-asian="12pt" style:font-size-complex="12pt" fo:language="es" fo:country="MX"/>
    </style:style>
    <style:style style:name="T283" style:parent-style-name="Fuentedepárrafopredeter." style:family="text">
      <style:text-properties fo:font-size="12pt" style:font-size-asian="12pt" style:font-size-complex="12pt" fo:language="es" fo:country="MX"/>
    </style:style>
    <style:style style:name="T28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85" style:parent-style-name="Fuentedepárrafopredeter." style:family="text">
      <style:text-properties fo:font-size="12pt" style:font-size-asian="12pt" style:font-size-complex="12pt" fo:language="es" fo:country="MX"/>
    </style:style>
    <style:style style:name="P286" style:parent-style-name="Párrafodelista" style:list-style-name="LFO4" style:family="paragraph">
      <style:text-properties fo:font-size="12pt" style:font-size-asian="12pt" style:font-size-complex="12pt" fo:language="es" fo:country="MX"/>
    </style:style>
    <style:style style:name="TableColumn288" style:family="table-column">
      <style:table-column-properties style:column-width="5.6305in"/>
    </style:style>
    <style:style style:name="Table287" style:family="table">
      <style:table-properties style:width="5.6305in" fo:margin-left="0.5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Párrafodelista" style:family="paragraph">
      <style:paragraph-properties fo:margin-left="0in">
        <style:tab-stops/>
      </style:paragraph-properties>
    </style:style>
    <style:style style:name="T292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29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94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P295" style:parent-style-name="Párrafodelista" style:family="paragraph">
      <style:text-properties fo:font-size="6pt" style:font-size-asian="6pt" style:font-size-complex="12pt" fo:language="es" fo:country="MX"/>
    </style:style>
    <style:style style:name="P296" style:parent-style-name="Párrafodelista" style:list-style-name="LFO4" style:family="paragraph">
      <style:text-properties fo:font-size="12pt" style:font-size-asian="12pt" style:font-size-complex="12pt" fo:language="es" fo:country="MX"/>
    </style:style>
    <style:style style:name="P297" style:parent-style-name="Párrafodelista" style:family="paragraph">
      <style:text-properties fo:font-size="12pt" style:font-size-asian="12pt" style:font-size-complex="12pt" fo:language="es" fo:country="MX"/>
    </style:style>
    <style:style style:name="P29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299" style:parent-style-name="Párrafodelista" style:list-style-name="LFO5" style:family="paragraph"/>
    <style:style style:name="T300" style:parent-style-name="Fuentedepárrafopredeter." style:family="text">
      <style:text-properties fo:font-size="12pt" style:font-size-asian="12pt" style:font-size-complex="12pt" fo:language="es" fo:country="MX"/>
    </style:style>
    <style:style style:name="T301" style:parent-style-name="Fuentedepárrafopredeter." style:family="text">
      <style:text-properties fo:font-size="12pt" style:font-size-asian="12pt" style:font-size-complex="12pt" fo:language="es" fo:country="MX"/>
    </style:style>
    <style:style style:name="T30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3" style:parent-style-name="Fuentedepárrafopredeter." style:family="text">
      <style:text-properties fo:font-size="12pt" style:font-size-asian="12pt" style:font-size-complex="12pt" fo:language="es" fo:country="MX"/>
    </style:style>
    <style:style style:name="T304" style:parent-style-name="Fuentedepárrafopredeter." style:family="text">
      <style:text-properties fo:font-size="12pt" style:font-size-asian="12pt" style:font-size-complex="12pt" fo:language="es" fo:country="MX"/>
    </style:style>
    <style:style style:name="T305" style:parent-style-name="Fuentedepárrafopredeter." style:family="text">
      <style:text-properties fo:font-size="12pt" style:font-size-asian="12pt" style:font-size-complex="12pt" fo:language="es" fo:country="MX"/>
    </style:style>
    <style:style style:name="T30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7" style:parent-style-name="Fuentedepárrafopredeter." style:family="text">
      <style:text-properties fo:font-size="12pt" style:font-size-asian="12pt" style:font-size-complex="12pt" fo:language="es" fo:country="MX"/>
    </style:style>
    <style:style style:name="T308" style:parent-style-name="Fuentedepárrafopredeter." style:family="text">
      <style:text-properties fo:font-size="12pt" style:font-size-asian="12pt" style:font-size-complex="12pt" fo:language="es" fo:country="MX"/>
    </style:style>
    <style:style style:name="T309" style:parent-style-name="Fuentedepárrafopredeter." style:family="text">
      <style:text-properties fo:font-size="12pt" style:font-size-asian="12pt" style:font-size-complex="12pt" fo:language="es" fo:country="MX"/>
    </style:style>
    <style:style style:name="T31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1" style:parent-style-name="Fuentedepárrafopredeter." style:family="text">
      <style:text-properties fo:font-size="12pt" style:font-size-asian="12pt" style:font-size-complex="12pt" fo:language="es" fo:country="MX"/>
    </style:style>
    <style:style style:name="T312" style:parent-style-name="Fuentedepárrafopredeter." style:family="text">
      <style:text-properties fo:font-size="12pt" style:font-size-asian="12pt" style:font-size-complex="12pt" fo:language="es" fo:country="MX"/>
    </style:style>
    <style:style style:name="T313" style:parent-style-name="Fuentedepárrafopredeter." style:family="text">
      <style:text-properties fo:font-size="12pt" style:font-size-asian="12pt" style:font-size-complex="12pt" fo:language="es" fo:country="MX"/>
    </style:style>
    <style:style style:name="T31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5" style:parent-style-name="Fuentedepárrafopredeter." style:family="text">
      <style:text-properties fo:font-size="12pt" style:font-size-asian="12pt" style:font-size-complex="12pt" fo:language="es" fo:country="MX"/>
    </style:style>
    <style:style style:name="T316" style:parent-style-name="Fuentedepárrafopredeter." style:family="text">
      <style:text-properties fo:font-size="12pt" style:font-size-asian="12pt" style:font-size-complex="12pt" fo:language="es" fo:country="MX"/>
    </style:style>
    <style:style style:name="P317" style:parent-style-name="Párrafodelista" style:family="paragraph">
      <style:paragraph-properties fo:margin-left="0in">
        <style:tab-stops/>
      </style:paragraph-properties>
      <style:text-properties fo:font-size="6pt" style:font-size-asian="6pt" style:font-size-complex="6pt" fo:language="es" fo:country="MX"/>
    </style:style>
    <style:style style:name="P31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19" style:parent-style-name="Párrafodelista" style:list-style-name="LFO6" style:family="paragraph"/>
    <style:style style:name="T320" style:parent-style-name="Fuentedepárrafopredeter." style:family="text">
      <style:text-properties fo:font-size="12pt" style:font-size-asian="12pt" style:font-size-complex="12pt" fo:language="es" fo:country="MX"/>
    </style:style>
    <style:style style:name="T321" style:parent-style-name="Fuentedepárrafopredeter." style:family="text">
      <style:text-properties fo:font-size="12pt" style:font-size-asian="12pt" style:font-size-complex="12pt" fo:language="es" fo:country="MX"/>
    </style:style>
    <style:style style:name="T32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3" style:parent-style-name="Fuentedepárrafopredeter." style:family="text">
      <style:text-properties fo:font-size="12pt" style:font-size-asian="12pt" style:font-size-complex="12pt" fo:language="es" fo:country="MX"/>
    </style:style>
    <style:style style:name="T324" style:parent-style-name="Fuentedepárrafopredeter." style:family="text">
      <style:text-properties fo:font-size="12pt" style:font-size-asian="12pt" style:font-size-complex="12pt" fo:language="es" fo:country="MX"/>
    </style:style>
    <style:style style:name="P325" style:parent-style-name="Párrafodelista" style:list-style-name="LFO6" style:family="paragraph"/>
    <style:style style:name="T326" style:parent-style-name="Fuentedepárrafopredeter." style:family="text">
      <style:text-properties fo:font-size="12pt" style:font-size-asian="12pt" style:font-size-complex="12pt" fo:language="es" fo:country="MX"/>
    </style:style>
    <style:style style:name="T327" style:parent-style-name="Fuentedepárrafopredeter." style:family="text">
      <style:text-properties fo:font-size="12pt" style:font-size-asian="12pt" style:font-size-complex="12pt" fo:language="es" fo:country="MX"/>
    </style:style>
    <style:style style:name="T32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9" style:parent-style-name="Fuentedepárrafopredeter." style:family="text">
      <style:text-properties fo:font-size="12pt" style:font-size-asian="12pt" style:font-size-complex="12pt" fo:language="es" fo:country="MX"/>
    </style:style>
    <style:style style:name="P330" style:parent-style-name="Párrafodelista" style:list-style-name="LFO6" style:family="paragraph">
      <style:text-properties fo:font-size="12pt" style:font-size-asian="12pt" style:font-size-complex="12pt" fo:language="es" fo:country="MX"/>
    </style:style>
    <style:style style:name="P331" style:parent-style-name="Párrafodelista" style:list-style-name="LFO6" style:family="paragraph"/>
    <style:style style:name="T332" style:parent-style-name="Fuentedepárrafopredeter." style:family="text">
      <style:text-properties fo:font-size="12pt" style:font-size-asian="12pt" style:font-size-complex="12pt" fo:language="es" fo:country="MX"/>
    </style:style>
    <style:style style:name="T333" style:parent-style-name="Fuentedepárrafopredeter." style:family="text">
      <style:text-properties fo:font-size="12pt" style:font-size-asian="12pt" style:font-size-complex="12pt" fo:language="es" fo:country="MX"/>
    </style:style>
    <style:style style:name="T33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5" style:parent-style-name="Fuentedepárrafopredeter." style:family="text">
      <style:text-properties fo:font-size="12pt" style:font-size-asian="12pt" style:font-size-complex="12pt" fo:language="es" fo:country="MX"/>
    </style:style>
    <style:style style:name="P336" style:parent-style-name="Párrafodelista" style:list-style-name="LFO6" style:family="paragraph"/>
    <style:style style:name="T337" style:parent-style-name="Fuentedepárrafopredeter." style:family="text">
      <style:text-properties fo:font-size="12pt" style:font-size-asian="12pt" style:font-size-complex="12pt" fo:language="es" fo:country="MX"/>
    </style:style>
    <style:style style:name="T338" style:parent-style-name="Fuentedepárrafopredeter." style:family="text">
      <style:text-properties fo:font-size="12pt" style:font-size-asian="12pt" style:font-size-complex="12pt" fo:language="es" fo:country="MX"/>
    </style:style>
    <style:style style:name="T33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0" style:parent-style-name="Fuentedepárrafopredeter." style:family="text">
      <style:text-properties fo:font-size="12pt" style:font-size-asian="12pt" style:font-size-complex="12pt" fo:language="es" fo:country="MX"/>
    </style:style>
    <style:style style:name="T341" style:parent-style-name="Fuentedepárrafopredeter." style:family="text">
      <style:text-properties fo:font-size="12pt" style:font-size-asian="12pt" style:font-size-complex="12pt" fo:language="es" fo:country="MX"/>
    </style:style>
    <style:style style:name="P342" style:parent-style-name="Párrafodelista" style:list-style-name="LFO6" style:family="paragraph"/>
    <style:style style:name="T343" style:parent-style-name="Fuentedepárrafopredeter." style:family="text">
      <style:text-properties fo:font-size="12pt" style:font-size-asian="12pt" style:font-size-complex="12pt" fo:language="es" fo:country="MX"/>
    </style:style>
    <style:style style:name="T344" style:parent-style-name="Fuentedepárrafopredeter." style:family="text">
      <style:text-properties fo:font-size="12pt" style:font-size-asian="12pt" style:font-size-complex="12pt" fo:language="es" fo:country="MX"/>
    </style:style>
    <style:style style:name="T3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6" style:parent-style-name="Fuentedepárrafopredeter." style:family="text">
      <style:text-properties fo:font-size="12pt" style:font-size-asian="12pt" style:font-size-complex="12pt" fo:language="es" fo:country="MX"/>
    </style:style>
    <style:style style:name="P347" style:parent-style-name="Párrafodelista" style:list-style-name="LFO6" style:family="paragraph"/>
    <style:style style:name="T348" style:parent-style-name="Fuentedepárrafopredeter." style:family="text">
      <style:text-properties fo:font-size="12pt" style:font-size-asian="12pt" style:font-size-complex="12pt" fo:language="es" fo:country="MX"/>
    </style:style>
    <style:style style:name="T349" style:parent-style-name="Fuentedepárrafopredeter." style:family="text">
      <style:text-properties fo:font-size="12pt" style:font-size-asian="12pt" style:font-size-complex="12pt" fo:language="es" fo:country="MX"/>
    </style:style>
    <style:style style:name="T35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1" style:parent-style-name="Fuentedepárrafopredeter." style:family="text">
      <style:text-properties fo:font-size="12pt" style:font-size-asian="12pt" style:font-size-complex="12pt" fo:language="es" fo:country="MX"/>
    </style:style>
    <style:style style:name="T352" style:parent-style-name="Fuentedepárrafopredeter." style:family="text">
      <style:text-properties fo:font-size="12pt" style:font-size-asian="12pt" style:font-size-complex="12pt" fo:language="es" fo:country="MX"/>
    </style:style>
    <style:style style:name="T353" style:parent-style-name="Fuentedepárrafopredeter." style:family="text">
      <style:text-properties fo:font-size="12pt" style:font-size-asian="12pt" style:font-size-complex="12pt" fo:language="es" fo:country="MX"/>
    </style:style>
    <style:style style:name="T35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5" style:parent-style-name="Fuentedepárrafopredeter." style:family="text">
      <style:text-properties fo:font-size="12pt" style:font-size-asian="12pt" style:font-size-complex="12pt" fo:language="es" fo:country="MX"/>
    </style:style>
    <style:style style:name="P356" style:parent-style-name="Párrafodelista" style:list-style-name="LFO6" style:family="paragraph"/>
    <style:style style:name="T357" style:parent-style-name="Fuentedepárrafopredeter." style:family="text">
      <style:text-properties fo:font-size="12pt" style:font-size-asian="12pt" style:font-size-complex="12pt" fo:language="es" fo:country="MX"/>
    </style:style>
    <style:style style:name="T358" style:parent-style-name="Fuentedepárrafopredeter." style:family="text">
      <style:text-properties fo:font-size="12pt" style:font-size-asian="12pt" style:font-size-complex="12pt" fo:language="es" fo:country="MX"/>
    </style:style>
    <style:style style:name="T3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60" style:parent-style-name="Fuentedepárrafopredeter." style:family="text">
      <style:text-properties fo:font-size="12pt" style:font-size-asian="12pt" style:font-size-complex="12pt" fo:language="es" fo:country="MX"/>
    </style:style>
    <style:style style:name="P361" style:parent-style-name="Párrafodelista" style:list-style-name="LFO6" style:family="paragraph">
      <style:text-properties fo:font-size="12pt" style:font-size-asian="12pt" style:font-size-complex="12pt" fo:language="es" fo:country="MX"/>
    </style:style>
    <style:style style:name="TableColumn363" style:family="table-column">
      <style:table-column-properties style:column-width="5.6305in"/>
    </style:style>
    <style:style style:name="Table362" style:family="table">
      <style:table-properties style:width="5.6305in" fo:margin-left="0.5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Párrafodelista" style:family="paragraph">
      <style:paragraph-properties fo:margin-left="0in">
        <style:tab-stops/>
      </style:paragraph-properties>
    </style:style>
    <style:style style:name="T367" style:parent-style-name="Fuentedepárrafopredeter." style:family="text">
      <style:text-properties fo:font-size="12pt" style:font-size-asian="12pt" style:font-size-complex="12pt" fo:language="es" fo:country="MX"/>
    </style:style>
    <style:style style:name="T36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69" style:parent-style-name="Fuentedepárrafopredeter." style:family="text">
      <style:text-properties fo:font-size="12pt" style:font-size-asian="12pt" style:font-size-complex="12pt" fo:language="es" fo:country="MX"/>
    </style:style>
    <style:style style:name="P370" style:parent-style-name="Párrafodelista" style:family="paragraph">
      <style:text-properties fo:font-size="6pt" style:font-size-asian="6pt" style:font-size-complex="12pt" fo:language="es" fo:country="MX"/>
    </style:style>
    <style:style style:name="P371" style:parent-style-name="Párrafodelista" style:list-style-name="LFO6" style:family="paragraph"/>
    <style:style style:name="T372" style:parent-style-name="Fuentedepárrafopredeter." style:family="text">
      <style:text-properties fo:font-size="12pt" style:font-size-asian="12pt" style:font-size-complex="12pt" fo:language="es" fo:country="MX"/>
    </style:style>
    <style:style style:name="T373" style:parent-style-name="Fuentedepárrafopredeter." style:family="text">
      <style:text-properties fo:font-size="12pt" style:font-size-asian="12pt" style:font-size-complex="12pt" fo:language="es" fo:country="MX"/>
    </style:style>
    <style:style style:name="T37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75" style:parent-style-name="Fuentedepárrafopredeter." style:family="text">
      <style:text-properties fo:font-size="12pt" style:font-size-asian="12pt" style:font-size-complex="12pt" fo:language="es" fo:country="MX"/>
    </style:style>
    <style:style style:name="T376" style:parent-style-name="Fuentedepárrafopredeter." style:family="text">
      <style:text-properties fo:font-size="12pt" style:font-size-asian="12pt" style:font-size-complex="12pt" fo:language="es" fo:country="MX"/>
    </style:style>
    <style:style style:name="P377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78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379" style:parent-style-name="Párrafodelista" style:list-style-name="LFO7" style:family="paragraph"/>
    <style:style style:name="T380" style:parent-style-name="Fuentedepárrafopredeter." style:family="text">
      <style:text-properties fo:font-size="12pt" style:font-size-asian="12pt" style:font-size-complex="12pt" fo:language="es" fo:country="MX"/>
    </style:style>
    <style:style style:name="T381" style:parent-style-name="Fuentedepárrafopredeter." style:family="text">
      <style:text-properties fo:font-size="12pt" style:font-size-asian="12pt" style:font-size-complex="12pt" fo:language="es" fo:country="MX"/>
    </style:style>
    <style:style style:name="T382" style:parent-style-name="Fuentedepárrafopredeter." style:family="text">
      <style:text-properties fo:font-size="12pt" style:font-size-asian="12pt" style:font-size-complex="12pt" fo:language="es" fo:country="MX"/>
    </style:style>
    <style:style style:name="T38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84" style:parent-style-name="Fuentedepárrafopredeter." style:family="text">
      <style:text-properties fo:font-size="12pt" style:font-size-asian="12pt" style:font-size-complex="12pt" fo:language="es" fo:country="MX"/>
    </style:style>
    <style:style style:name="P385" style:parent-style-name="Párrafodelista" style:list-style-name="LFO7" style:family="paragraph"/>
    <style:style style:name="T386" style:parent-style-name="Fuentedepárrafopredeter." style:family="text">
      <style:text-properties fo:font-size="12pt" style:font-size-asian="12pt" style:font-size-complex="12pt" fo:language="es" fo:country="MX"/>
    </style:style>
    <style:style style:name="T387" style:parent-style-name="Fuentedepárrafopredeter." style:family="text">
      <style:text-properties fo:font-size="12pt" style:font-size-asian="12pt" style:font-size-complex="12pt" fo:language="es" fo:country="MX"/>
    </style:style>
    <style:style style:name="T388" style:parent-style-name="Fuentedepárrafopredeter." style:family="text">
      <style:text-properties fo:font-size="12pt" style:font-size-asian="12pt" style:font-size-complex="12pt" fo:language="es" fo:country="MX"/>
    </style:style>
    <style:style style:name="T38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90" style:parent-style-name="Fuentedepárrafopredeter." style:family="text">
      <style:text-properties fo:font-size="12pt" style:font-size-asian="12pt" style:font-size-complex="12pt" fo:language="es" fo:country="MX"/>
    </style:style>
    <style:style style:name="P391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392" style:parent-style-name="paragraph" style:list-style-name="LFO15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393" style:parent-style-name="Fuentedepárrafopredeter." style:family="text">
      <style:text-properties fo:language="es" fo:country="MX"/>
    </style:style>
    <style:style style:name="T394" style:parent-style-name="Fuentedepárrafopredeter." style:family="text">
      <style:text-properties fo:language="es" fo:country="MX"/>
    </style:style>
    <style:style style:name="T39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396" style:parent-style-name="Fuentedepárrafopredeter." style:family="text">
      <style:text-properties fo:language="es" fo:country="MX"/>
    </style:style>
    <style:style style:name="T397" style:parent-style-name="normaltextrun" style:family="text">
      <style:text-properties style:font-name="Calibri" fo:language="es" fo:country="MX"/>
    </style:style>
    <style:style style:name="T398" style:parent-style-name="normaltextrun" style:family="text">
      <style:text-properties style:font-name="Calibri" fo:language="es" fo:country="MX"/>
    </style:style>
    <style:style style:name="T399" style:parent-style-name="Fuentedepárrafopredeter." style:family="text">
      <style:text-properties fo:language="es" fo:country="MX"/>
    </style:style>
    <style:style style:name="T40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01" style:parent-style-name="Fuentedepárrafopredeter." style:family="text">
      <style:text-properties fo:language="es" fo:country="MX"/>
    </style:style>
    <style:style style:name="P402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03" style:parent-style-name="normaltextrun" style:family="text">
      <style:text-properties style:font-name="Calibri" fo:language="es" fo:country="MX"/>
    </style:style>
    <style:style style:name="T404" style:parent-style-name="Fuentedepárrafopredeter." style:family="text">
      <style:text-properties fo:language="es" fo:country="MX"/>
    </style:style>
    <style:style style:name="T40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06" style:parent-style-name="Fuentedepárrafopredeter." style:family="text">
      <style:text-properties fo:language="es" fo:country="MX"/>
    </style:style>
    <style:style style:name="P407" style:parent-style-name="paragraph" style:list-style-name="LFO15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408" style:parent-style-name="normaltextrun" style:family="text">
      <style:text-properties style:font-name="Calibri" fo:language="es" fo:country="MX"/>
    </style:style>
    <style:style style:name="T409" style:parent-style-name="Fuentedepárrafopredeter." style:family="text">
      <style:text-properties fo:language="es" fo:country="MX"/>
    </style:style>
    <style:style style:name="T41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11" style:parent-style-name="Fuentedepárrafopredeter." style:family="text">
      <style:text-properties fo:language="es" fo:country="MX"/>
    </style:style>
    <style:style style:name="T412" style:parent-style-name="normaltextrun" style:family="text">
      <style:text-properties style:font-name="Calibri" fo:language="es" fo:country="MX"/>
    </style:style>
    <style:style style:name="T413" style:parent-style-name="normaltextrun" style:family="text">
      <style:text-properties style:font-name="Calibri" fo:language="es" fo:country="MX"/>
    </style:style>
    <style:style style:name="T414" style:parent-style-name="Fuentedepárrafopredeter." style:family="text">
      <style:text-properties fo:language="es" fo:country="MX"/>
    </style:style>
    <style:style style:name="T415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16" style:parent-style-name="Fuentedepárrafopredeter." style:family="text">
      <style:text-properties fo:language="es" fo:country="MX"/>
    </style:style>
    <style:style style:name="P417" style:parent-style-name="paragraph" style:family="paragraph">
      <style:paragraph-properties style:vertical-align="baseline" fo:margin-top="0in" fo:margin-bottom="0in" fo:margin-left="0.25in">
        <style:tab-stops/>
      </style:paragraph-properties>
    </style:style>
    <style:style style:name="T418" style:parent-style-name="normaltextrun" style:family="text">
      <style:text-properties style:font-name="Calibri" fo:language="es" fo:country="MX"/>
    </style:style>
    <style:style style:name="T419" style:parent-style-name="Fuentedepárrafopredeter." style:family="text">
      <style:text-properties fo:language="es" fo:country="MX"/>
    </style:style>
    <style:style style:name="T420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421" style:parent-style-name="Fuentedepárrafopredeter." style:family="text">
      <style:text-properties fo:language="es" fo:country="MX"/>
    </style:style>
    <style:style style:name="T422" style:parent-style-name="normaltextrun" style:family="text">
      <style:text-properties style:font-name="Calibri" fo:language="es" fo:country="MX"/>
    </style:style>
    <style:style style:name="P423" style:parent-style-name="Párrafodelista" style:list-style-name="LFO8" style:family="paragraph">
      <style:paragraph-properties fo:margin-bottom="0in"/>
    </style:style>
    <style:style style:name="T424" style:parent-style-name="Fuentedepárrafopredeter." style:family="text">
      <style:text-properties fo:font-size="12pt" style:font-size-asian="12pt" style:font-size-complex="12pt" fo:language="es" fo:country="MX"/>
    </style:style>
    <style:style style:name="T425" style:parent-style-name="Fuentedepárrafopredeter." style:family="text">
      <style:text-properties fo:font-size="12pt" style:font-size-asian="12pt" style:font-size-complex="12pt" fo:language="es" fo:country="MX"/>
    </style:style>
    <style:style style:name="T4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7" style:parent-style-name="Fuentedepárrafopredeter." style:family="text">
      <style:text-properties fo:font-size="12pt" style:font-size-asian="12pt" style:font-size-complex="12pt" fo:language="es" fo:country="MX"/>
    </style:style>
    <style:style style:name="T428" style:parent-style-name="Fuentedepárrafopredeter." style:family="text">
      <style:text-properties fo:font-size="12pt" style:font-size-asian="12pt" style:font-size-complex="12pt" fo:language="es" fo:country="MX"/>
    </style:style>
    <style:style style:name="T429" style:parent-style-name="Fuentedepárrafopredeter." style:family="text">
      <style:text-properties fo:font-size="12pt" style:font-size-asian="12pt" style:font-size-complex="12pt" fo:language="es" fo:country="MX"/>
    </style:style>
    <style:style style:name="T43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31" style:parent-style-name="Fuentedepárrafopredeter." style:family="text">
      <style:text-properties fo:font-size="12pt" style:font-size-asian="12pt" style:font-size-complex="12pt" fo:language="es" fo:country="MX"/>
    </style:style>
    <style:style style:name="P432" style:parent-style-name="Párrafodelista" style:list-style-name="LFO8" style:family="paragraph">
      <style:paragraph-properties fo:margin-bottom="0in"/>
    </style:style>
    <style:style style:name="T433" style:parent-style-name="Fuentedepárrafopredeter." style:family="text">
      <style:text-properties fo:font-size="12pt" style:font-size-asian="12pt" style:font-size-complex="12pt" fo:language="es" fo:country="MX"/>
    </style:style>
    <style:style style:name="T434" style:parent-style-name="Fuentedepárrafopredeter." style:family="text">
      <style:text-properties fo:font-size="12pt" style:font-size-asian="12pt" style:font-size-complex="12pt" fo:language="es" fo:country="MX"/>
    </style:style>
    <style:style style:name="T43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36" style:parent-style-name="Fuentedepárrafopredeter." style:family="text">
      <style:text-properties fo:font-size="12pt" style:font-size-asian="12pt" style:font-size-complex="12pt" fo:language="es" fo:country="MX"/>
    </style:style>
    <style:style style:name="T437" style:parent-style-name="Fuentedepárrafopredeter." style:family="text">
      <style:text-properties fo:font-size="12pt" style:font-size-asian="12pt" style:font-size-complex="12pt" fo:language="es" fo:country="MX"/>
    </style:style>
    <style:style style:name="T438" style:parent-style-name="Fuentedepárrafopredeter." style:family="text">
      <style:text-properties fo:font-size="12pt" style:font-size-asian="12pt" style:font-size-complex="12pt" fo:language="es" fo:country="MX"/>
    </style:style>
    <style:style style:name="T439" style:parent-style-name="Fuentedepárrafopredeter." style:family="text">
      <style:text-properties fo:font-size="12pt" style:font-size-asian="12pt" style:font-size-complex="12pt" fo:language="es" fo:country="MX"/>
    </style:style>
    <style:style style:name="T44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41" style:parent-style-name="Fuentedepárrafopredeter." style:family="text">
      <style:text-properties fo:font-size="12pt" style:font-size-asian="12pt" style:font-size-complex="12pt" fo:language="es" fo:country="MX"/>
    </style:style>
    <style:style style:name="P442" style:parent-style-name="Párrafodelista" style:list-style-name="LFO8" style:family="paragraph">
      <style:paragraph-properties fo:margin-bottom="0in"/>
      <style:text-properties fo:font-size="12pt" style:font-size-asian="12pt" style:font-size-complex="12pt" fo:language="es" fo:country="MX"/>
    </style:style>
    <style:style style:name="TableColumn444" style:family="table-column">
      <style:table-column-properties style:column-width="5.6305in"/>
    </style:style>
    <style:style style:name="Table443" style:family="table">
      <style:table-properties style:width="5.6305in" fo:margin-left="0.5in" table:align="lef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Párrafodelista" style:family="paragraph">
      <style:paragraph-properties fo:margin-left="0in">
        <style:tab-stops/>
      </style:paragraph-properties>
    </style:style>
    <style:style style:name="T448" style:parent-style-name="Fuentedepárrafopredeter." style:family="text">
      <style:text-properties fo:font-size="12pt" style:font-size-asian="12pt" style:font-size-complex="12pt" fo:language="es" fo:country="MX"/>
    </style:style>
    <style:style style:name="T4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50" style:parent-style-name="Fuentedepárrafopredeter." style:family="text">
      <style:text-properties fo:font-size="12pt" style:font-size-asian="12pt" style:font-size-complex="12pt" fo:language="es" fo:country="MX"/>
    </style:style>
    <style:style style:name="P451" style:parent-style-name="Normal" style:family="paragraph">
      <style:paragraph-properties fo:margin-bottom="0in"/>
      <style:text-properties fo:font-size="6pt" style:font-size-asian="6pt" style:font-size-complex="12pt" fo:language="es" fo:country="MX"/>
    </style:style>
    <style:style style:name="P452" style:parent-style-name="Párrafodelista" style:list-style-name="LFO8" style:family="paragraph">
      <style:paragraph-properties fo:margin-bottom="0in"/>
    </style:style>
    <style:style style:name="T453" style:parent-style-name="Fuentedepárrafopredeter." style:family="text">
      <style:text-properties fo:font-size="12pt" style:font-size-asian="12pt" style:font-size-complex="12pt" fo:language="es" fo:country="MX"/>
    </style:style>
    <style:style style:name="T454" style:parent-style-name="Fuentedepárrafopredeter." style:family="text">
      <style:text-properties fo:font-size="12pt" style:font-size-asian="12pt" style:font-size-complex="12pt" fo:language="es" fo:country="MX"/>
    </style:style>
    <style:style style:name="T45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56" style:parent-style-name="Fuentedepárrafopredeter." style:family="text">
      <style:text-properties fo:font-size="12pt" style:font-size-asian="12pt" style:font-size-complex="12pt" fo:language="es" fo:country="MX"/>
    </style:style>
    <style:style style:name="T457" style:parent-style-name="Fuentedepárrafopredeter." style:family="text">
      <style:text-properties fo:font-size="12pt" style:font-size-asian="12pt" style:font-size-complex="12pt" fo:language="es" fo:country="MX"/>
    </style:style>
    <style:style style:name="P458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459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460" style:parent-style-name="Párrafodelista" style:list-style-name="LFO5" style:family="paragraph"/>
    <style:style style:name="T461" style:parent-style-name="Fuentedepárrafopredeter." style:family="text">
      <style:text-properties fo:font-size="12pt" style:font-size-asian="12pt" style:font-size-complex="12pt" fo:language="es" fo:country="MX"/>
    </style:style>
    <style:style style:name="T462" style:parent-style-name="Fuentedepárrafopredeter." style:family="text">
      <style:text-properties fo:font-size="12pt" style:font-size-asian="12pt" style:font-size-complex="12pt" fo:language="es" fo:country="MX"/>
    </style:style>
    <style:style style:name="T46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4" style:parent-style-name="Fuentedepárrafopredeter." style:family="text">
      <style:text-properties fo:font-size="12pt" style:font-size-asian="12pt" style:font-size-complex="12pt" fo:language="es" fo:country="MX"/>
    </style:style>
    <style:style style:name="T465" style:parent-style-name="Fuentedepárrafopredeter." style:family="text">
      <style:text-properties fo:font-size="12pt" style:font-size-asian="12pt" style:font-size-complex="12pt" fo:language="es" fo:country="MX"/>
    </style:style>
    <style:style style:name="T466" style:parent-style-name="Fuentedepárrafopredeter." style:family="text">
      <style:text-properties fo:font-size="12pt" style:font-size-asian="12pt" style:font-size-complex="12pt" fo:language="es" fo:country="MX"/>
    </style:style>
    <style:style style:name="T46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8" style:parent-style-name="Fuentedepárrafopredeter." style:family="text">
      <style:text-properties fo:font-size="12pt" style:font-size-asian="12pt" style:font-size-complex="12pt" fo:language="es" fo:country="MX"/>
    </style:style>
    <style:style style:name="T469" style:parent-style-name="Fuentedepárrafopredeter." style:family="text">
      <style:text-properties fo:font-size="12pt" style:font-size-asian="12pt" style:font-size-complex="12pt" fo:language="es" fo:country="MX"/>
    </style:style>
    <style:style style:name="P470" style:parent-style-name="Párrafodelista" style:family="paragraph">
      <style:paragraph-properties fo:margin-left="0.25in">
        <style:tab-stops/>
      </style:paragraph-properties>
    </style:style>
    <style:style style:name="T471" style:parent-style-name="Fuentedepárrafopredeter." style:family="text">
      <style:text-properties fo:font-size="12pt" style:font-size-asian="12pt" style:font-size-complex="12pt" fo:language="es" fo:country="MX"/>
    </style:style>
    <style:style style:name="T472" style:parent-style-name="Fuentedepárrafopredeter." style:family="text">
      <style:text-properties fo:font-size="12pt" style:font-size-asian="12pt" style:font-size-complex="12pt" fo:language="es" fo:country="MX"/>
    </style:style>
    <style:style style:name="T47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4" style:parent-style-name="Fuentedepárrafopredeter." style:family="text">
      <style:text-properties fo:font-size="12pt" style:font-size-asian="12pt" style:font-size-complex="12pt" fo:language="es" fo:country="MX"/>
    </style:style>
    <style:style style:name="T475" style:parent-style-name="Fuentedepárrafopredeter." style:family="text">
      <style:text-properties fo:font-size="12pt" style:font-size-asian="12pt" style:font-size-complex="12pt" fo:language="es" fo:country="MX"/>
    </style:style>
    <style:style style:name="T476" style:parent-style-name="Fuentedepárrafopredeter." style:family="text">
      <style:text-properties fo:font-size="12pt" style:font-size-asian="12pt" style:font-size-complex="12pt" fo:language="es" fo:country="MX"/>
    </style:style>
    <style:style style:name="T477" style:parent-style-name="Fuentedepárrafopredeter." style:family="text">
      <style:text-properties fo:font-size="12pt" style:font-size-asian="12pt" style:font-size-complex="12pt" fo:language="es" fo:country="MX"/>
    </style:style>
    <style:style style:name="T4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9" style:parent-style-name="Fuentedepárrafopredeter." style:family="text">
      <style:text-properties fo:font-size="12pt" style:font-size-asian="12pt" style:font-size-complex="12pt" fo:language="es" fo:country="MX"/>
    </style:style>
    <style:style style:name="P48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48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482" style:parent-style-name="Párrafodelista" style:list-style-name="LFO11" style:family="paragraph">
      <style:paragraph-properties fo:margin-bottom="0in"/>
    </style:style>
    <style:style style:name="T483" style:parent-style-name="Fuentedepárrafopredeter." style:family="text">
      <style:text-properties fo:font-size="12pt" style:font-size-asian="12pt" style:font-size-complex="12pt" fo:language="es" fo:country="MX"/>
    </style:style>
    <style:style style:name="T484" style:parent-style-name="Fuentedepárrafopredeter." style:family="text">
      <style:text-properties fo:font-size="12pt" style:font-size-asian="12pt" style:font-size-complex="12pt" fo:language="es" fo:country="MX"/>
    </style:style>
    <style:style style:name="T485" style:parent-style-name="Fuentedepárrafopredeter." style:family="text">
      <style:text-properties fo:font-size="12pt" style:font-size-asian="12pt" style:font-size-complex="12pt" fo:language="es" fo:country="MX"/>
    </style:style>
    <style:style style:name="T486" style:parent-style-name="Fuentedepárrafopredeter." style:family="text">
      <style:text-properties fo:font-size="12pt" style:font-size-asian="12pt" style:font-size-complex="12pt" fo:language="es" fo:country="MX"/>
    </style:style>
    <style:style style:name="T48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88" style:parent-style-name="Fuentedepárrafopredeter." style:family="text">
      <style:text-properties fo:font-size="12pt" style:font-size-asian="12pt" style:font-size-complex="12pt" fo:language="es" fo:country="MX"/>
    </style:style>
    <style:style style:name="T489" style:parent-style-name="Fuentedepárrafopredeter." style:family="text">
      <style:text-properties fo:font-size="12pt" style:font-size-asian="12pt" style:font-size-complex="12pt" fo:language="es" fo:country="MX"/>
    </style:style>
    <style:style style:name="T490" style:parent-style-name="Fuentedepárrafopredeter." style:family="text">
      <style:text-properties fo:font-size="12pt" style:font-size-asian="12pt" style:font-size-complex="12pt" fo:language="es" fo:country="MX"/>
    </style:style>
    <style:style style:name="T491" style:parent-style-name="Fuentedepárrafopredeter." style:family="text">
      <style:text-properties fo:font-size="12pt" style:font-size-asian="12pt" style:font-size-complex="12pt" fo:language="es" fo:country="MX"/>
    </style:style>
    <style:style style:name="T492" style:parent-style-name="Fuentedepárrafopredeter." style:family="text">
      <style:text-properties fo:font-size="12pt" style:font-size-asian="12pt" style:font-size-complex="12pt" fo:language="es" fo:country="MX"/>
    </style:style>
    <style:style style:name="T493" style:parent-style-name="Fuentedepárrafopredeter." style:family="text">
      <style:text-properties fo:font-size="12pt" style:font-size-asian="12pt" style:font-size-complex="12pt" fo:language="es" fo:country="MX"/>
    </style:style>
    <style:style style:name="T49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95" style:parent-style-name="Fuentedepárrafopredeter." style:family="text">
      <style:text-properties fo:font-size="12pt" style:font-size-asian="12pt" style:font-size-complex="12pt" fo:language="es" fo:country="MX"/>
    </style:style>
    <style:style style:name="T496" style:parent-style-name="Fuentedepárrafopredeter." style:family="text">
      <style:text-properties fo:font-size="12pt" style:font-size-asian="12pt" style:font-size-complex="12pt" fo:language="es" fo:country="MX"/>
    </style:style>
    <style:style style:name="T497" style:parent-style-name="Fuentedepárrafopredeter." style:family="text">
      <style:text-properties fo:font-size="12pt" style:font-size-asian="12pt" style:font-size-complex="12pt" fo:language="es" fo:country="MX"/>
    </style:style>
    <style:style style:name="T498" style:parent-style-name="Fuentedepárrafopredeter." style:family="text">
      <style:text-properties fo:font-size="12pt" style:font-size-asian="12pt" style:font-size-complex="12pt" fo:language="es" fo:country="MX"/>
    </style:style>
    <style:style style:name="T499" style:parent-style-name="Fuentedepárrafopredeter." style:family="text">
      <style:text-properties fo:font-size="12pt" style:font-size-asian="12pt" style:font-size-complex="12pt" fo:language="es" fo:country="MX"/>
    </style:style>
    <style:style style:name="T500" style:parent-style-name="Fuentedepárrafopredeter." style:family="text">
      <style:text-properties fo:font-size="12pt" style:font-size-asian="12pt" style:font-size-complex="12pt" fo:language="es" fo:country="MX"/>
    </style:style>
    <style:style style:name="T50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02" style:parent-style-name="Fuentedepárrafopredeter." style:family="text">
      <style:text-properties fo:font-size="12pt" style:font-size-asian="12pt" style:font-size-complex="12pt" fo:language="es" fo:country="MX"/>
    </style:style>
    <style:style style:name="T503" style:parent-style-name="Fuentedepárrafopredeter." style:family="text">
      <style:text-properties fo:font-size="12pt" style:font-size-asian="12pt" style:font-size-complex="12pt" fo:language="es" fo:country="MX"/>
    </style:style>
    <style:style style:name="P504" style:parent-style-name="Normal" style:family="paragraph">
      <style:paragraph-properties fo:margin-bottom="0in" fo:margin-left="0.25in">
        <style:tab-stops/>
      </style:paragraph-properties>
    </style:style>
    <style:style style:name="T505" style:parent-style-name="Fuentedepárrafopredeter." style:family="text">
      <style:text-properties fo:font-size="12pt" style:font-size-asian="12pt" style:font-size-complex="12pt" fo:language="es" fo:country="MX"/>
    </style:style>
    <style:style style:name="T506" style:parent-style-name="Fuentedepárrafopredeter." style:family="text">
      <style:text-properties fo:font-size="12pt" style:font-size-asian="12pt" style:font-size-complex="12pt" fo:language="es" fo:country="MX"/>
    </style:style>
    <style:style style:name="T507" style:parent-style-name="Fuentedepárrafopredeter." style:family="text">
      <style:text-properties fo:font-size="12pt" style:font-size-asian="12pt" style:font-size-complex="12pt" fo:language="es" fo:country="MX"/>
    </style:style>
    <style:style style:name="T508" style:parent-style-name="Fuentedepárrafopredeter." style:family="text">
      <style:text-properties fo:font-size="12pt" style:font-size-asian="12pt" style:font-size-complex="12pt" fo:language="es" fo:country="MX"/>
    </style:style>
    <style:style style:name="T50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10" style:parent-style-name="Fuentedepárrafopredeter." style:family="text">
      <style:text-properties fo:font-size="12pt" style:font-size-asian="12pt" style:font-size-complex="12pt" fo:language="es" fo:country="MX"/>
    </style:style>
    <style:style style:name="T511" style:parent-style-name="Fuentedepárrafopredeter." style:family="text">
      <style:text-properties fo:font-size="12pt" style:font-size-asian="12pt" style:font-size-complex="12pt" fo:language="es" fo:country="MX"/>
    </style:style>
    <style:style style:name="T512" style:parent-style-name="Fuentedepárrafopredeter." style:family="text">
      <style:text-properties fo:font-size="12pt" style:font-size-asian="12pt" style:font-size-complex="12pt" fo:language="es" fo:country="MX"/>
    </style:style>
    <style:style style:name="T513" style:parent-style-name="Fuentedepárrafopredeter." style:family="text">
      <style:text-properties fo:font-size="12pt" style:font-size-asian="12pt" style:font-size-complex="12pt" fo:language="es" fo:country="MX"/>
    </style:style>
    <style:style style:name="T514" style:parent-style-name="Fuentedepárrafopredeter." style:family="text">
      <style:text-properties fo:font-size="12pt" style:font-size-asian="12pt" style:font-size-complex="12pt" fo:language="es" fo:country="MX"/>
    </style:style>
    <style:style style:name="T5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16" style:parent-style-name="Fuentedepárrafopredeter." style:family="text">
      <style:text-properties fo:font-size="12pt" style:font-size-asian="12pt" style:font-size-complex="12pt" fo:language="es" fo:country="MX"/>
    </style:style>
    <style:style style:name="P517" style:parent-style-name="Párrafodelista" style:list-style-name="LFO11" style:family="paragraph">
      <style:paragraph-properties fo:margin-bottom="0in"/>
    </style:style>
    <style:style style:name="T518" style:parent-style-name="Fuentedepárrafopredeter." style:family="text">
      <style:text-properties fo:font-size="12pt" style:font-size-asian="12pt" style:font-size-complex="12pt" fo:language="es" fo:country="MX"/>
    </style:style>
    <style:style style:name="T519" style:parent-style-name="Fuentedepárrafopredeter." style:family="text">
      <style:text-properties fo:font-size="12pt" style:font-size-asian="12pt" style:font-size-complex="12pt" fo:language="es" fo:country="MX"/>
    </style:style>
    <style:style style:name="T520" style:parent-style-name="Fuentedepárrafopredeter." style:family="text">
      <style:text-properties fo:font-size="12pt" style:font-size-asian="12pt" style:font-size-complex="12pt" fo:language="es" fo:country="MX"/>
    </style:style>
    <style:style style:name="T521" style:parent-style-name="Fuentedepárrafopredeter." style:family="text">
      <style:text-properties fo:font-size="12pt" style:font-size-asian="12pt" style:font-size-complex="12pt" fo:language="es" fo:country="MX"/>
    </style:style>
    <style:style style:name="T52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23" style:parent-style-name="Fuentedepárrafopredeter." style:family="text">
      <style:text-properties fo:font-size="12pt" style:font-size-asian="12pt" style:font-size-complex="12pt" fo:language="es" fo:country="MX"/>
    </style:style>
    <style:style style:name="P524" style:parent-style-name="Párrafodelista" style:family="paragraph">
      <style:paragraph-properties fo:margin-left="0in">
        <style:tab-stops/>
      </style:paragraph-properties>
    </style:style>
    <style:style style:name="T525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6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7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8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29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530" style:parent-style-name="Fuentedepárrafopredeter." style:family="text">
      <style:text-properties fo:font-size="12pt" style:font-size-asian="12pt" style:font-size-complex="12pt" fo:language="es" fo:country="MX"/>
    </style:style>
    <style:style style:name="T531" style:parent-style-name="Fuentedepárrafopredeter." style:family="text">
      <style:text-properties fo:font-size="12pt" style:font-size-asian="12pt" style:font-size-complex="12pt" fo:language="es" fo:country="MX"/>
    </style:style>
    <style:style style:name="T532" style:parent-style-name="Fuentedepárrafopredeter." style:family="text">
      <style:text-properties fo:font-size="12pt" style:font-size-asian="12pt" style:font-size-complex="12pt" fo:language="es" fo:country="MX"/>
    </style:style>
    <style:style style:name="T5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34" style:parent-style-name="Fuentedepárrafopredeter." style:family="text">
      <style:text-properties fo:font-size="12pt" style:font-size-asian="12pt" style:font-size-complex="12pt" fo:language="es" fo:country="MX"/>
    </style:style>
    <style:style style:name="T535" style:parent-style-name="Fuentedepárrafopredeter." style:family="text">
      <style:text-properties fo:font-size="12pt" style:font-size-asian="12pt" style:font-size-complex="12pt" fo:language="es" fo:country="MX"/>
    </style:style>
    <style:style style:name="P536" style:parent-style-name="Párrafodelista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37" style:parent-style-name="Párrafodelista" style:list-style-name="LFO13" style:family="paragraph">
      <style:paragraph-properties fo:margin-bottom="0in"/>
    </style:style>
    <style:style style:name="T538" style:parent-style-name="Fuentedepárrafopredeter." style:family="text">
      <style:text-properties fo:font-size="12pt" style:font-size-asian="12pt" style:font-size-complex="12pt" fo:language="es" fo:country="MX"/>
    </style:style>
    <style:style style:name="T539" style:parent-style-name="Fuentedepárrafopredeter." style:family="text">
      <style:text-properties fo:font-size="12pt" style:font-size-asian="12pt" style:font-size-complex="12pt" fo:language="es" fo:country="MX"/>
    </style:style>
    <style:style style:name="T540" style:parent-style-name="Fuentedepárrafopredeter." style:family="text">
      <style:text-properties fo:font-size="12pt" style:font-size-asian="12pt" style:font-size-complex="12pt" fo:language="es" fo:country="MX"/>
    </style:style>
    <style:style style:name="T541" style:parent-style-name="Fuentedepárrafopredeter." style:family="text">
      <style:text-properties fo:font-size="12pt" style:font-size-asian="12pt" style:font-size-complex="12pt" fo:language="es" fo:country="MX"/>
    </style:style>
    <style:style style:name="T54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43" style:parent-style-name="Fuentedepárrafopredeter." style:family="text">
      <style:text-properties fo:font-size="12pt" style:font-size-asian="12pt" style:font-size-complex="12pt" fo:language="es" fo:country="MX"/>
    </style:style>
    <style:style style:name="T544" style:parent-style-name="Fuentedepárrafopredeter." style:family="text">
      <style:text-properties fo:font-size="12pt" style:font-size-asian="12pt" style:font-size-complex="12pt" fo:language="es" fo:country="MX"/>
    </style:style>
    <style:style style:name="T545" style:parent-style-name="Fuentedepárrafopredeter." style:family="text">
      <style:text-properties fo:font-size="12pt" style:font-size-asian="12pt" style:font-size-complex="12pt" fo:language="es" fo:country="MX"/>
    </style:style>
    <style:style style:name="T546" style:parent-style-name="Fuentedepárrafopredeter." style:family="text">
      <style:text-properties fo:font-size="12pt" style:font-size-asian="12pt" style:font-size-complex="12pt" fo:language="es" fo:country="MX"/>
    </style:style>
    <style:style style:name="T547" style:parent-style-name="Fuentedepárrafopredeter." style:family="text">
      <style:text-properties fo:font-size="12pt" style:font-size-asian="12pt" style:font-size-complex="12pt" fo:language="es" fo:country="MX"/>
    </style:style>
    <style:style style:name="T548" style:parent-style-name="Fuentedepárrafopredeter." style:family="text">
      <style:text-properties fo:font-size="12pt" style:font-size-asian="12pt" style:font-size-complex="12pt" fo:language="es" fo:country="MX"/>
    </style:style>
    <style:style style:name="T54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50" style:parent-style-name="Fuentedepárrafopredeter." style:family="text">
      <style:text-properties fo:font-size="12pt" style:font-size-asian="12pt" style:font-size-complex="12pt" fo:language="es" fo:country="MX"/>
    </style:style>
    <style:style style:name="T551" style:parent-style-name="Fuentedepárrafopredeter." style:family="text">
      <style:text-properties fo:font-size="12pt" style:font-size-asian="12pt" style:font-size-complex="12pt" fo:language="es" fo:country="MX"/>
    </style:style>
    <style:style style:name="T552" style:parent-style-name="Fuentedepárrafopredeter." style:family="text">
      <style:text-properties fo:font-size="12pt" style:font-size-asian="12pt" style:font-size-complex="12pt" fo:language="es" fo:country="MX"/>
    </style:style>
    <style:style style:name="P553" style:parent-style-name="Normal" style:family="paragraph">
      <style:paragraph-properties fo:margin-bottom="0in" fo:margin-left="0.25in">
        <style:tab-stops/>
      </style:paragraph-properties>
    </style:style>
    <style:style style:name="T554" style:parent-style-name="Fuentedepárrafopredeter." style:family="text">
      <style:text-properties fo:font-size="12pt" style:font-size-asian="12pt" style:font-size-complex="12pt" fo:language="es" fo:country="MX"/>
    </style:style>
    <style:style style:name="T555" style:parent-style-name="Fuentedepárrafopredeter." style:family="text">
      <style:text-properties fo:font-size="12pt" style:font-size-asian="12pt" style:font-size-complex="12pt" fo:language="es" fo:country="MX"/>
    </style:style>
    <style:style style:name="T556" style:parent-style-name="Fuentedepárrafopredeter." style:family="text">
      <style:text-properties fo:font-size="12pt" style:font-size-asian="12pt" style:font-size-complex="12pt" fo:language="es" fo:country="MX"/>
    </style:style>
    <style:style style:name="T557" style:parent-style-name="Fuentedepárrafopredeter." style:family="text">
      <style:text-properties fo:font-size="12pt" style:font-size-asian="12pt" style:font-size-complex="12pt" fo:language="es" fo:country="MX"/>
    </style:style>
    <style:style style:name="T558" style:parent-style-name="Fuentedepárrafopredeter." style:family="text">
      <style:text-properties fo:font-size="12pt" style:font-size-asian="12pt" style:font-size-complex="12pt" fo:language="es" fo:country="MX"/>
    </style:style>
    <style:style style:name="T5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60" style:parent-style-name="Fuentedepárrafopredeter." style:family="text">
      <style:text-properties fo:font-size="12pt" style:font-size-asian="12pt" style:font-size-complex="12pt" fo:language="es" fo:country="MX"/>
    </style:style>
    <style:style style:name="P56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56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ableColumn564" style:family="table-column">
      <style:table-column-properties style:column-width="5.6305in"/>
    </style:style>
    <style:style style:name="Table563" style:family="table">
      <style:table-properties style:width="5.6305in" fo:margin-left="0.5in" table:align="lef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68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6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70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71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72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73" style:parent-style-name="Párrafodelista" style:list-style-name="LFO14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574" style:parent-style-name="Párrafodelista" style:list-style-name="LFO14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575" style:parent-style-name="Párrafodelista" style:list-style-name="LFO14" style:family="paragraph">
      <style:paragraph-properties fo:margin-bottom="0in"/>
    </style:style>
    <style:style style:name="T576" style:parent-style-name="Fuentedepárrafopredeter." style:family="text">
      <style:text-properties fo:font-size="12pt" style:font-size-asian="12pt" style:font-size-complex="12pt" fo:language="es" fo:country="MX"/>
    </style:style>
    <style:style style:name="T577" style:parent-style-name="Fuentedepárrafopredeter." style:family="text">
      <style:text-properties fo:font-size="12pt" style:font-size-asian="12pt" style:font-size-complex="12pt" fo:language="es" fo:country="MX"/>
    </style:style>
    <style:style style:name="T578" style:parent-style-name="Fuentedepárrafopredeter." style:family="text">
      <style:text-properties fo:font-size="12pt" style:font-size-asian="12pt" style:font-size-complex="12pt" fo:language="es" fo:country="MX"/>
    </style:style>
    <style:style style:name="T579" style:parent-style-name="Fuentedepárrafopredeter." style:family="text">
      <style:text-properties fo:font-size="12pt" style:font-size-asian="12pt" style:font-size-complex="12pt" fo:language="es" fo:country="MX"/>
    </style:style>
    <style:style style:name="T580" style:parent-style-name="Fuentedepárrafopredeter." style:family="text">
      <style:text-properties fo:font-size="12pt" style:font-size-asian="12pt" style:font-size-complex="12pt" fo:language="es" fo:country="MX"/>
    </style:style>
    <style:style style:name="T581" style:parent-style-name="Fuentedepárrafopredeter." style:family="text">
      <style:text-properties fo:font-size="12pt" style:font-size-asian="12pt" style:font-size-complex="12pt" fo:language="es" fo:country="MX"/>
    </style:style>
    <style:style style:name="T582" style:parent-style-name="Fuentedepárrafopredeter." style:family="text">
      <style:text-properties fo:font-size="12pt" style:font-size-asian="12pt" style:font-size-complex="12pt" fo:language="es" fo:country="MX"/>
    </style:style>
    <style:style style:name="P583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84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ableColumn586" style:family="table-column">
      <style:table-column-properties style:column-width="3.1923in"/>
    </style:style>
    <style:style style:name="TableColumn587" style:family="table-column">
      <style:table-column-properties style:column-width="1.5923in"/>
    </style:style>
    <style:style style:name="TableColumn588" style:family="table-column">
      <style:table-column-properties style:column-width="1.7104in"/>
    </style:style>
    <style:style style:name="Table585" style:family="table">
      <style:table-properties style:width="6.4951in" fo:margin-left="0in" table:align="left"/>
    </style:style>
    <style:style style:name="TableRow589" style:family="table-row">
      <style:table-row-properties style:min-row-height="0.2604in"/>
    </style:style>
    <style:style style:name="TableCell5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5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5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Row596" style:family="table-row">
      <style:table-row-properties style:min-row-height="0.2604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text-properties fo:font-size="12pt" style:font-size-asian="12pt" style:font-size-complex="12pt" fo:language="es" fo:country="MX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/>
    </style:style>
    <style:style style:name="T601" style:parent-style-name="Fuentedepárrafopredeter." style:family="text">
      <style:text-properties fo:font-size="12pt" style:font-size-asian="12pt" style:font-size-complex="12pt" fo:language="es" fo:country="MX"/>
    </style:style>
    <style:style style:name="T602" style:parent-style-name="Fuentedepárrafopredeter." style:family="text">
      <style:text-properties fo:font-size="12pt" style:font-size-asian="12pt" style:font-size-complex="12pt" fo:language="es" fo:country="MX"/>
    </style:style>
    <style:style style:name="T603" style:parent-style-name="Fuentedepárrafopredeter." style:family="text">
      <style:text-properties fo:font-size="12pt" style:font-size-asian="12pt" style:font-size-complex="12pt" fo:language="es" fo:country="MX"/>
    </style:style>
    <style:style style:name="T60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05" style:parent-style-name="Fuentedepárrafopredeter." style:family="text">
      <style:text-properties fo:font-size="12pt" style:font-size-asian="12pt" style:font-size-complex="12pt" fo:language="es" fo:country="MX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/>
    </style:style>
    <style:style style:name="T608" style:parent-style-name="Fuentedepárrafopredeter." style:family="text">
      <style:text-properties fo:font-size="12pt" style:font-size-asian="12pt" style:font-size-complex="12pt" fo:language="es" fo:country="MX"/>
    </style:style>
    <style:style style:name="T609" style:parent-style-name="Fuentedepárrafopredeter." style:family="text">
      <style:text-properties fo:font-size="12pt" style:font-size-asian="12pt" style:font-size-complex="12pt" fo:language="es" fo:country="MX"/>
    </style:style>
    <style:style style:name="T610" style:parent-style-name="Fuentedepárrafopredeter." style:family="text">
      <style:text-properties fo:font-size="12pt" style:font-size-asian="12pt" style:font-size-complex="12pt" fo:language="es" fo:country="MX"/>
    </style:style>
    <style:style style:name="T61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12" style:parent-style-name="Fuentedepárrafopredeter." style:family="text">
      <style:text-properties fo:font-size="12pt" style:font-size-asian="12pt" style:font-size-complex="12pt" fo:language="es" fo:country="MX"/>
    </style:style>
    <style:style style:name="TableRow613" style:family="table-row">
      <style:table-row-properties style:min-row-height="0.5347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text-properties fo:font-size="12pt" style:font-size-asian="12pt" style:font-size-complex="12pt" fo:language="es" fo:country="MX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/>
    </style:style>
    <style:style style:name="T618" style:parent-style-name="Fuentedepárrafopredeter." style:family="text">
      <style:text-properties fo:font-size="12pt" style:font-size-asian="12pt" style:font-size-complex="12pt" fo:language="es" fo:country="MX"/>
    </style:style>
    <style:style style:name="T6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20" style:parent-style-name="Fuentedepárrafopredeter." style:family="text">
      <style:text-properties fo:font-size="12pt" style:font-size-asian="12pt" style:font-size-complex="12pt" fo:language="es" fo:country="MX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/>
    </style:style>
    <style:style style:name="T623" style:parent-style-name="Fuentedepárrafopredeter." style:family="text">
      <style:text-properties fo:font-size="12pt" style:font-size-asian="12pt" style:font-size-complex="12pt" fo:language="es" fo:country="MX"/>
    </style:style>
    <style:style style:name="T62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25" style:parent-style-name="Fuentedepárrafopredeter." style:family="text">
      <style:text-properties fo:font-size="12pt" style:font-size-asian="12pt" style:font-size-complex="12pt" fo:language="es" fo:country="MX"/>
    </style:style>
    <style:style style:name="TableRow626" style:family="table-row">
      <style:table-row-properties style:min-row-height="0.5347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text-properties fo:font-size="12pt" style:font-size-asian="12pt" style:font-size-complex="12pt" fo:language="es" fo:country="MX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/>
    </style:style>
    <style:style style:name="T631" style:parent-style-name="Fuentedepárrafopredeter." style:family="text">
      <style:text-properties fo:font-size="12pt" style:font-size-asian="12pt" style:font-size-complex="12pt" fo:language="es" fo:country="MX"/>
    </style:style>
    <style:style style:name="T63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33" style:parent-style-name="Fuentedepárrafopredeter." style:family="text">
      <style:text-properties fo:font-size="12pt" style:font-size-asian="12pt" style:font-size-complex="12pt" fo:language="es" fo:country="MX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/>
    </style:style>
    <style:style style:name="T636" style:parent-style-name="Fuentedepárrafopredeter." style:family="text">
      <style:text-properties fo:font-size="12pt" style:font-size-asian="12pt" style:font-size-complex="12pt" fo:language="es" fo:country="MX"/>
    </style:style>
    <style:style style:name="T63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38" style:parent-style-name="Fuentedepárrafopredeter." style:family="text">
      <style:text-properties fo:font-size="12pt" style:font-size-asian="12pt" style:font-size-complex="12pt" fo:language="es" fo:country="MX"/>
    </style:style>
    <style:style style:name="TableRow639" style:family="table-row">
      <style:table-row-properties style:min-row-height="0.5347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text-properties fo:font-size="12pt" style:font-size-asian="12pt" style:font-size-complex="12pt" fo:language="es" fo:country="MX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/>
    </style:style>
    <style:style style:name="T644" style:parent-style-name="Fuentedepárrafopredeter." style:family="text">
      <style:text-properties fo:font-size="12pt" style:font-size-asian="12pt" style:font-size-complex="12pt" fo:language="es" fo:country="MX"/>
    </style:style>
    <style:style style:name="T6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46" style:parent-style-name="Fuentedepárrafopredeter." style:family="text">
      <style:text-properties fo:font-size="12pt" style:font-size-asian="12pt" style:font-size-complex="12pt" fo:language="es" fo:country="MX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/>
    </style:style>
    <style:style style:name="T649" style:parent-style-name="Fuentedepárrafopredeter." style:family="text">
      <style:text-properties fo:font-size="12pt" style:font-size-asian="12pt" style:font-size-complex="12pt" fo:language="es" fo:country="MX"/>
    </style:style>
    <style:style style:name="T65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51" style:parent-style-name="Fuentedepárrafopredeter." style:family="text">
      <style:text-properties fo:font-size="12pt" style:font-size-asian="12pt" style:font-size-complex="12pt" fo:language="es" fo:country="MX"/>
    </style:style>
    <style:style style:name="TableRow652" style:family="table-row">
      <style:table-row-properties style:min-row-height="0.2604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text-properties fo:font-size="12pt" style:font-size-asian="12pt" style:font-size-complex="12pt" fo:language="es" fo:country="MX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/>
    </style:style>
    <style:style style:name="T657" style:parent-style-name="Fuentedepárrafopredeter." style:family="text">
      <style:text-properties fo:font-size="12pt" style:font-size-asian="12pt" style:font-size-complex="12pt" fo:language="es" fo:country="MX"/>
    </style:style>
    <style:style style:name="T65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59" style:parent-style-name="Fuentedepárrafopredeter." style:family="text">
      <style:text-properties fo:font-size="12pt" style:font-size-asian="12pt" style:font-size-complex="12pt" fo:language="es" fo:country="MX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center"/>
    </style:style>
    <style:style style:name="T662" style:parent-style-name="Fuentedepárrafopredeter." style:family="text">
      <style:text-properties fo:font-size="12pt" style:font-size-asian="12pt" style:font-size-complex="12pt" fo:language="es" fo:country="MX"/>
    </style:style>
    <style:style style:name="T66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64" style:parent-style-name="Fuentedepárrafopredeter." style:family="text">
      <style:text-properties fo:font-size="12pt" style:font-size-asian="12pt" style:font-size-complex="12pt" fo:language="es" fo:country="MX"/>
    </style:style>
    <style:style style:name="TableRow665" style:family="table-row">
      <style:table-row-properties style:min-row-height="0.5347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text-properties fo:font-size="12pt" style:font-size-asian="12pt" style:font-size-complex="12pt" fo:language="es" fo:country="MX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/>
    </style:style>
    <style:style style:name="T670" style:parent-style-name="Fuentedepárrafopredeter." style:family="text">
      <style:text-properties fo:font-size="12pt" style:font-size-asian="12pt" style:font-size-complex="12pt" fo:language="es" fo:country="MX"/>
    </style:style>
    <style:style style:name="T67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72" style:parent-style-name="Fuentedepárrafopredeter." style:family="text">
      <style:text-properties fo:font-size="12pt" style:font-size-asian="12pt" style:font-size-complex="12pt" fo:language="es" fo:country="MX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/>
    </style:style>
    <style:style style:name="T675" style:parent-style-name="Fuentedepárrafopredeter." style:family="text">
      <style:text-properties fo:font-size="12pt" style:font-size-asian="12pt" style:font-size-complex="12pt" fo:language="es" fo:country="MX"/>
    </style:style>
    <style:style style:name="T67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77" style:parent-style-name="Fuentedepárrafopredeter." style:family="text">
      <style:text-properties fo:font-size="12pt" style:font-size-asian="12pt" style:font-size-complex="12pt" fo:language="es" fo:country="MX"/>
    </style:style>
    <style:style style:name="TableRow678" style:family="table-row">
      <style:table-row-properties style:min-row-height="0.5208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text-properties fo:font-size="12pt" style:font-size-asian="12pt" style:font-size-complex="12pt" fo:language="es" fo:country="MX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/>
    </style:style>
    <style:style style:name="T683" style:parent-style-name="Fuentedepárrafopredeter." style:family="text">
      <style:text-properties fo:font-size="12pt" style:font-size-asian="12pt" style:font-size-complex="12pt" fo:language="es" fo:country="MX"/>
    </style:style>
    <style:style style:name="T68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85" style:parent-style-name="Fuentedepárrafopredeter." style:family="text">
      <style:text-properties fo:font-size="12pt" style:font-size-asian="12pt" style:font-size-complex="12pt" fo:language="es" fo:country="MX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/>
    </style:style>
    <style:style style:name="T688" style:parent-style-name="Fuentedepárrafopredeter." style:family="text">
      <style:text-properties fo:font-size="12pt" style:font-size-asian="12pt" style:font-size-complex="12pt" fo:language="es" fo:country="MX"/>
    </style:style>
    <style:style style:name="T68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90" style:parent-style-name="Fuentedepárrafopredeter." style:family="text">
      <style:text-properties fo:font-size="12pt" style:font-size-asian="12pt" style:font-size-complex="12pt" fo:language="es" fo:country="MX"/>
    </style:style>
    <style:style style:name="TableRow691" style:family="table-row">
      <style:table-row-properties style:min-row-height="0.7958in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text-properties fo:font-size="12pt" style:font-size-asian="12pt" style:font-size-complex="12pt" fo:language="es" fo:country="MX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/>
    </style:style>
    <style:style style:name="T696" style:parent-style-name="Fuentedepárrafopredeter." style:family="text">
      <style:text-properties fo:font-size="12pt" style:font-size-asian="12pt" style:font-size-complex="12pt" fo:language="es" fo:country="MX"/>
    </style:style>
    <style:style style:name="T69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698" style:parent-style-name="Fuentedepárrafopredeter." style:family="text">
      <style:text-properties fo:font-size="12pt" style:font-size-asian="12pt" style:font-size-complex="12pt" fo:language="es" fo:country="MX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/>
    </style:style>
    <style:style style:name="T701" style:parent-style-name="Fuentedepárrafopredeter." style:family="text">
      <style:text-properties fo:font-size="12pt" style:font-size-asian="12pt" style:font-size-complex="12pt" fo:language="es" fo:country="MX"/>
    </style:style>
    <style:style style:name="T70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03" style:parent-style-name="Fuentedepárrafopredeter." style:family="text">
      <style:text-properties fo:font-size="12pt" style:font-size-asian="12pt" style:font-size-complex="12pt" fo:language="es" fo:country="MX"/>
    </style:style>
    <style:style style:name="P704" style:parent-style-name="Normal" style:family="paragraph">
      <style:text-properties fo:font-size="12pt" style:font-size-asian="12pt" style:font-size-complex="12pt" fo:language="es" fo:country="MX"/>
    </style:style>
    <style:style style:name="P705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706" style:parent-style-name="Párrafodelista" style:list-style-name="LFO9" style:family="paragraph">
      <style:text-properties fo:font-size="12pt" style:font-size-asian="12pt" style:font-size-complex="12pt" fo:language="es" fo:country="MX"/>
    </style:style>
    <style:style style:name="TableColumn708" style:family="table-column">
      <style:table-column-properties style:column-width="5.6305in"/>
    </style:style>
    <style:style style:name="Table707" style:family="table">
      <style:table-properties style:width="5.6305in" fo:margin-left="0.5in" table:align="left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3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4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5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16" style:parent-style-name="Párrafodelista" style:family="paragraph">
      <style:text-properties fo:font-size="12pt" style:font-size-asian="12pt" style:font-size-complex="12pt" fo:language="es" fo:country="MX"/>
    </style:style>
    <style:style style:name="P717" style:parent-style-name="Párrafodelista" style:family="paragraph">
      <style:text-properties fo:font-size="12pt" style:font-size-asian="12pt" style:font-size-complex="12pt" fo:language="es" fo:country="MX"/>
    </style:style>
    <style:style style:name="TableColumn719" style:family="table-column">
      <style:table-column-properties style:column-width="5.6305in"/>
    </style:style>
    <style:style style:name="Table718" style:family="table">
      <style:table-properties style:width="5.6305in" fo:margin-left="0.5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23" style:parent-style-name="Párrafodelista" style:family="paragraph">
      <style:text-properties fo:font-size="12pt" style:font-size-asian="12pt" style:font-size-complex="12pt" fo:language="es" fo:country="MX"/>
    </style:style>
    <style:style style:name="P724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726" style:family="table-column">
      <style:table-column-properties style:column-width="5.6305in"/>
    </style:style>
    <style:style style:name="Table725" style:family="table">
      <style:table-properties style:width="5.6305in" fo:margin-left="0.5in" table:align="left"/>
    </style:style>
    <style:style style:name="TableRow727" style:family="table-row">
      <style:table-row-properties style:min-row-height="0.1583in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730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P731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733" style:family="table-column">
      <style:table-column-properties style:column-width="5.6305in"/>
    </style:style>
    <style:style style:name="Table732" style:family="table">
      <style:table-properties style:width="5.6305in" fo:margin-left="0.5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</office:automatic-styles>
  <office:body>
    <office:text text:use-soft-page-breaks="true">
      <text:p text:style-name="P1">Paciente<text:s/>Pediátrico.</text:p>
      <text:p text:style-name="P2">Antecedentes:</text:p>
      <text:list text:style-name="LFO1" text:continue-numbering="true">
        <text:list-item>
          <text:p text:style-name="P3">Edad del paciente:<text:s/>{d[0].Edad}</text:p>
        </text:list-item>
        <text:list-item>
          <text:p text:style-name="P4"><text:span text:style-name="T5">Diagnóstico de ingreso del paciente:</text:span><text:span text:style-name="T6"><text:s/></text:span><text:span text:style-name="T7">{d[</text:span><text:span text:style-name="T8">0</text:span><text:span text:style-name="T9">].</text:span><text:span text:style-name="T10">DiagnosticoIngreso</text:span><text:span text:style-name="T11">}</text:span></text:p>
        </text:list-item>
        <text:list-item>
          <text:p text:style-name="P12"><text:span text:style-name="T13">Escolaridad:</text:span><text:span text:style-name="T14"><text:s/></text:span><text:span text:style-name="T15">{d[</text:span><text:span text:style-name="T16">0</text:span><text:span text:style-name="T17">].</text:span><text:span text:style-name="T18">Escolaridad</text:span><text:span text:style-name="T19">}</text:span></text:p>
        </text:list-item>
        <text:list-item>
          <text:p text:style-name="P20"><text:span text:style-name="T21">Edad del tutor cuidador:</text:span><text:span text:style-name="T22"><text:s/></text:span><text:span text:style-name="T23">{d[</text:span><text:span text:style-name="T24">0</text:span><text:span text:style-name="T25">].</text:span><text:span text:style-name="T26">EdadTutor</text:span><text:span text:style-name="T27">}</text:span></text:p>
        </text:list-item>
        <text:list-item>
          <text:p text:style-name="P28"><text:span text:style-name="T29">Escolaridad del tutor cuidador:</text:span><text:span text:style-name="T30"><text:s/></text:span><text:span text:style-name="T31">{d[</text:span><text:span text:style-name="T32">0</text:span><text:span text:style-name="T33">].</text:span><text:span text:style-name="T34">EscTuto</text:span><text:span text:style-name="T35">}</text:span></text:p>
        </text:list-item>
        <text:list-item>
          <text:p text:style-name="P36"><text:span text:style-name="T37">Parentesco o relación del tutor cuidador:</text:span><text:span text:style-name="T38"><text:s/>{d[</text:span><text:span text:style-name="T39">0</text:span><text:span text:style-name="T40">].</text:span><text:span text:style-name="T41">Parentesco</text:span><text:span text:style-name="T42">}</text:span></text:p>
        </text:list-item>
        <text:list-item>
          <text:p text:style-name="P43"><text:span text:style-name="T44">Domicilio</text:span><text:span text:style-name="T45">:<text:s/></text:span><text:span text:style-name="T46">{d[</text:span><text:span text:style-name="T47">0</text:span><text:span text:style-name="T48">].</text:span><text:span text:style-name="T49">Domicilio</text:span><text:span text:style-name="T50">}</text:span></text:p>
        </text:list-item>
        <text:list-item>
          <text:p text:style-name="P51"><text:span text:style-name="T52">Motivo de consulta:</text:span></text:p>
        </text:list-item>
      </text:list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<text:span text:style-name="T58">{d[</text:span><text:span text:style-name="T59">0</text:span><text:span text:style-name="T60">].</text:span><text:span text:style-name="T61">MotivoConsulta</text:span><text:span text:style-name="T62">}</text:span></text:p>
          </table:table-cell>
        </table:table-row>
      </table:table>
      <text:list text:style-name="LFO1" text:continue-numbering="true">
        <text:list-item>
          <text:p text:style-name="P63"><text:span text:style-name="T64">Antecedentes mórbidos:<text:s/></text:span><text:span text:style-name="T65">{d[</text:span><text:span text:style-name="T66">0</text:span><text:span text:style-name="T67">].</text:span><text:span text:style-name="T68">Morbidos</text:span><text:span text:style-name="T69">}</text:span><text:span text:style-name="T70">.</text:span></text:p>
        </text:list-item>
      </text:list>
      <text:p text:style-name="P71"/>
      <text:p text:style-name="P72">Valoración del paciente:</text:p>
      <text:p text:style-name="Normal"><text:span text:style-name="T73">Valoración General</text:span></text:p>
      <text:p text:style-name="Normal"><text:bookmark-start text:name="_Hlk34405287"/><text:span text:style-name="T74">Control de signos vitales:</text:span></text:p>
      <text:p text:style-name="Normal"><text:span text:style-name="T75">Temperatura</text:span><text:span text:style-name="T76">: {d[</text:span><text:span text:style-name="T77">1</text:span><text:span text:style-name="T78">].</text:span><text:span text:style-name="T79">Temperatura</text:span><text:span text:style-name="T80">}</text:span><text:span text:style-name="T81">.</text:span><text:span text:style-name="T82"><text:s/>Frecuencia cardiaca</text:span><text:span text:style-name="T83">: {d[</text:span><text:span text:style-name="T84">1</text:span><text:span text:style-name="T85">].</text:span><text:span text:style-name="T86">FrecCardia</text:span><text:span text:style-name="T87">}</text:span><text:span text:style-name="T88">.</text:span><text:span text:style-name="T89"><text:s/></text:span><text:span text:style-name="T90">Frecuencia respiratoria</text:span><text:span text:style-name="T91">: {d[</text:span><text:span text:style-name="T92">1</text:span><text:span text:style-name="T93">].</text:span><text:span text:style-name="T94">FrecResp</text:span><text:span text:style-name="T95">}</text:span><text:span text:style-name="T96">.</text:span><text:span text:style-name="T97"><text:s/></text:span><text:span text:style-name="T98">Presión Arterial</text:span><text:span text:style-name="T99">: {d[</text:span><text:span text:style-name="T100">1</text:span><text:span text:style-name="T101">].</text:span><text:span text:style-name="T102">PresionArt</text:span><text:span text:style-name="T103">}</text:span><text:span text:style-name="T104">.</text:span><text:span text:style-name="T105"><text:s/></text:span><text:span text:style-name="T106">Presión arterial media</text:span><text:span text:style-name="T107">: {d[</text:span><text:span text:style-name="T108">1</text:span><text:span text:style-name="T109">].</text:span><text:span text:style-name="T110">PresionArtM</text:span><text:span text:style-name="T111">}</text:span><text:span text:style-name="T112">.<text:s/></text:span><text:span text:style-name="T113">Saturación Oxigeno</text:span><text:span text:style-name="T114">: {d[</text:span><text:span text:style-name="T115">1</text:span><text:span text:style-name="T116">].</text:span><text:span text:style-name="T117">SatOxi</text:span><text:span text:style-name="T118">}</text:span><text:span text:style-name="T119">.</text:span><text:span text:style-name="T120"><text:s/></text:span><text:span text:style-name="T121">Peso diario</text:span><text:span text:style-name="T122">: {d[</text:span><text:span text:style-name="T123">1</text:span><text:span text:style-name="T124">].</text:span><text:span text:style-name="T125">PesoDiario</text:span><text:span text:style-name="T126">}</text:span><text:span text:style-name="T127">.</text:span></text:p>
      <text:p text:style-name="P128"/>
      <text:p text:style-name="P129">Estado general:</text:p>
      <text:list text:style-name="LFO10" text:continue-numbering="true">
        <text:list-item>
          <text:p text:style-name="P130">Condición:<text:s/>{d[1].SignosVit}.</text:p>
        </text:list-item>
        <text:list-item>
          <text:p text:style-name="P131">Glasgow:<text:s/>{d[1].Glasgow}.</text:p>
        </text:list-item>
        <text:list-item>
          <text:p text:style-name="P132">Tratamiento asociado:<text:s/>{d[1].TratAsoci}.</text:p>
        </text:list-item>
        <text:list-item>
          <text:p text:style-name="P133">Color de piel:<text:s/>{d[1].ColorPiel}.</text:p>
        </text:list-item>
        <text:list-item>
          <text:p text:style-name="P134">Higiene del paciente:<text:s/>{d[1].HigienePacient}.</text:p>
        </text:list-item>
        <text:list-item>
          <text:p text:style-name="P135">Movilidad:<text:s/>{d[1].Movilidad}.</text:p>
        </text:list-item>
        <text:list-item>
          <text:p text:style-name="P136">Evaluación del dolor:<text:s/>LOCALIZACION:<text:s/>{d[1].EvaDolor}</text:p>
        </text:list-item>
        <text:list-item>
          <text:p text:style-name="P137"><text:s/>FLACC: {d[1].Flacc}<text:s/>EVA: {d[1].Eva}<text:s/>ENA: {d[1].Ena}<text:s/></text:p>
        </text:list-item>
      </text:list>
      <text:p text:style-name="P138">Tratamiento dolor:<text:s/>{d[1].TratDolor}</text:p>
      <text:list text:style-name="LFO10" text:continue-numbering="true">
        <text:list-item>
          <text:p text:style-name="P139">Sedación:<text:s/>{d[1].Sedacion}.</text:p>
        </text:list-item>
      </text:list>
      <text:p text:style-name="P140"/>
      <text:p text:style-name="P141"/>
      <text:list text:style-name="LFO10" text:continue-numbering="true">
        <text:list-item>
          <text:p text:style-name="P142"><text:span text:style-name="T143">Actualmente con infección:<text:s/></text:span><text:span text:style-name="T144">{d[</text:span><text:span text:style-name="T145">1</text:span><text:span text:style-name="T146">].</text:span><text:span text:style-name="T147">ActInfeccion</text:span><text:span text:style-name="T148">}</text:span><text:span text:style-name="T149"><text:s text:c="13"/></text:span><text:span text:style-name="T150"><text:s/></text:span><text:span text:style-name="T151">Exámenes:</text:span><text:span text:style-name="T152"><text:s/></text:span><text:span text:style-name="T153">{d[</text:span><text:span text:style-name="T154">1</text:span><text:span text:style-name="T155">].</text:span><text:s/><text:span text:style-name="T156">Examenes</text:span><text:span text:style-name="T157">}</text:span><text:span text:style-name="T158"><text:s/></text:span><text:span text:style-name="T159">Tratamiento asociado:<text:s/></text:span><text:span text:style-name="T160">{d[</text:span><text:span text:style-name="T161">1</text:span><text:span text:style-name="T162">].</text:span><text:span text:style-name="T163">TratAsociado</text:span><text:span text:style-name="T164">}</text:span></text:p>
        </text:list-item>
        <text:list-item>
          <text:p text:style-name="P165">Observaciones:</text:p>
        </text:list-item>
      </text:list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{d[1].Observaciones}</text:p>
          </table:table-cell>
        </table:table-row>
      </table:table>
      <text:p text:style-name="P171"><text:bookmark-end text:name="_Hlk34405287"/></text:p>
      <text:p text:style-name="Párrafodelista"><text:span text:style-name="T172">Puntaje escala de prevención de caídas:<text:s/></text:span><text:span text:style-name="T173">{d[</text:span><text:span text:style-name="T174">1</text:span><text:span text:style-name="T175">].</text:span><text:span text:style-name="T176">PuntajeCaidas</text:span><text:span text:style-name="T177">}</text:span></text:p>
      <text:p text:style-name="P178">Puntaje escale de prevención de Lesión por presión:<text:s/>{d[1].PuntajePresion}</text:p>
      <text:p text:style-name="P179"/>
      <text:list text:style-name="LFO2" text:continue-numbering="true">
        <text:list-item>
          <text:p text:style-name="P180">Valoración segmentaria:</text:p>
        </text:list-item>
      </text:list>
      <text:p text:style-name="P181"><text:span text:style-name="T182">Cabeza:</text:span><text:span text:style-name="T183"><text:s text:c="43"/></text:span></text:p>
      <text:list text:style-name="LFO3" text:continue-numbering="true">
        <text:list-item>
          <text:p text:style-name="P184"><text:span text:style-name="T185">Ojos:<text:s/></text:span><text:span text:style-name="T186">{d[2].</text:span><text:span text:style-name="T187">Ojos</text:span><text:span text:style-name="T188">}<text:s/></text:span><text:span text:style-name="T189">Pupilas:<text:s/></text:span><text:span text:style-name="T190">{d[2].</text:span><text:span text:style-name="T191">Pupilas</text:span><text:span text:style-name="T192">}<text:s/></text:span><text:span text:style-name="T193">Secreción:<text:s/></text:span><text:span text:style-name="T194">{d[2].</text:span><text:span text:style-name="T195">Secrecion</text:span><text:span text:style-name="T196">}</text:span></text:p>
        </text:list-item>
        <text:list-item>
          <text:p text:style-name="P197"><text:span text:style-name="T198">Implantación Auricular:<text:s/></text:span><text:span text:style-name="T199">{d[2].</text:span><text:span text:style-name="T200">ImplaAuricular</text:span><text:span text:style-name="T201">}</text:span></text:p>
        </text:list-item>
        <text:list-item>
          <text:p text:style-name="P202"><text:span text:style-name="T203">Fosas nasales:<text:s/></text:span><text:span text:style-name="T204">{d[2].</text:span><text:span text:style-name="T205">FosasNasales</text:span><text:span text:style-name="T206">}<text:s/></text:span><text:span text:style-name="T207">Permeables:<text:s/></text:span><text:span text:style-name="T208">{d[2].</text:span><text:span text:style-name="T209">Permeables</text:span><text:span text:style-name="T210"><text:s/></text:span><text:span text:style-name="T211">}</text:span></text:p>
        </text:list-item>
        <text:list-item>
          <text:p text:style-name="P212"><text:span text:style-name="T213">Boca:<text:s/></text:span><text:span text:style-name="T214">{d[2].</text:span><text:span text:style-name="T215">Boca</text:span><text:span text:style-name="T216">}<text:s/></text:span><text:span text:style-name="T217">Labios:<text:s/></text:span><text:span text:style-name="T218">{d[2].</text:span><text:span text:style-name="T219">Labios</text:span><text:span text:style-name="T220">}<text:s/></text:span></text:p>
        </text:list-item>
      </text:list>
      <text:p text:style-name="Párrafodelista"><text:span text:style-name="T221">Paladar:<text:s/></text:span><text:span text:style-name="T222">{d[2].</text:span><text:span text:style-name="T223">Paladar</text:span><text:span text:style-name="T224">}<text:s/></text:span><text:span text:style-name="T225">Dientes:<text:s/></text:span><text:span text:style-name="T226">{d[2].</text:span><text:span text:style-name="T227">Dientes</text:span><text:span text:style-name="T228">}</text:span></text:p>
      <text:list text:style-name="LFO3" text:continue-numbering="true">
        <text:list-item>
          <text:p text:style-name="P229">Observaciones:</text:p>
        </text:list-item>
      </text:list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{d[2].</text:span><text:span text:style-name="T236">ObsCabeza</text:span><text:span text:style-name="T237">}</text:span></text:p>
          </table:table-cell>
        </table:table-row>
      </table:table>
      <text:p text:style-name="P238"/>
      <text:p text:style-name="P239">Cuello:</text:p>
      <text:list text:style-name="LFO4" text:continue-numbering="true">
        <text:list-item>
          <text:p text:style-name="P240"><text:span text:style-name="T241">Movilidad:<text:s/></text:span><text:span text:style-name="T242">{d[2].</text:span><text:span text:style-name="T243">Cuello</text:span><text:span text:style-name="T244">}<text:s/></text:span><text:span text:style-name="T245">Adenopatías:<text:s/></text:span><text:span text:style-name="T246">{d[2].</text:span><text:span text:style-name="T247">Adenopatias</text:span><text:span text:style-name="T248">}</text:span></text:p>
        </text:list-item>
      </text:list>
      <text:p text:style-name="P249">Tórax:</text:p>
      <text:list text:style-name="LFO4" text:continue-numbering="true">
        <text:list-item>
          <text:p text:style-name="P250"><text:span text:style-name="T251">Respiración:<text:s/></text:span><text:span text:style-name="T252">{d[2].</text:span><text:span text:style-name="T253">Torax</text:span><text:span text:style-name="T254">}</text:span></text:p>
        </text:list-item>
        <text:list-item>
          <text:p text:style-name="P255"><text:span text:style-name="T256">Forma:<text:s/></text:span><text:span text:style-name="T257">{d[2].</text:span><text:span text:style-name="T258">Forma</text:span><text:span text:style-name="T259">}</text:span><text:span text:style-name="T260">. <text:s/>Ruidos:<text:s/></text:span><text:span text:style-name="T261">{d[2].</text:span><text:span text:style-name="T262">Ruidos</text:span><text:span text:style-name="T263">}</text:span><text:span text:style-name="T264">.<text:s/></text:span><text:span text:style-name="T265">Secreciones:<text:s/></text:span><text:span text:style-name="T266">{d[2].</text:span><text:span text:style-name="T267">Secreciones</text:span><text:span text:style-name="T268">}</text:span></text:p>
        </text:list-item>
        <text:list-item>
          <text:p text:style-name="P269"><text:span text:style-name="T270">Retracción:<text:s/></text:span><text:span text:style-name="T271">{d[2].</text:span><text:span text:style-name="T272">Retraccion</text:span><text:span text:style-name="T273">}</text:span></text:p>
        </text:list-item>
        <text:list-item>
          <text:p text:style-name="P274"><text:span text:style-name="T275">Oxigenoterapia (dispositivo):<text:s/></text:span><text:span text:style-name="T276">{d[2].</text:span><text:span text:style-name="T277"><text:s/></text:span><text:span text:style-name="T278">Oxigenoterapia</text:span><text:span text:style-name="T279">}</text:span><text:span text:style-name="T280">.</text:span><text:span text:style-name="T281"><text:s/></text:span><text:span text:style-name="T282">Fio2:<text:s/></text:span><text:span text:style-name="T283">{d[2].</text:span><text:span text:style-name="T284">FioDos</text:span><text:span text:style-name="T285">}</text:span></text:p>
        </text:list-item>
        <text:list-item>
          <text:p text:style-name="P286">Observaciones:</text:p>
        </text:list-item>
      </text:list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>{d[2].</text:span><text:span text:style-name="T293">ObsTorax</text:span><text:span text:style-name="T294">}</text:span></text:p>
          </table:table-cell>
        </table:table-row>
      </table:table>
      <text:p text:style-name="P295"/>
      <text:list text:style-name="LFO4" text:continue-numbering="true">
        <text:list-item>
          <text:p text:style-name="P296">Tratamiento Asociado:<text:s/>{d[2].actors}.</text:p>
        </text:list-item>
      </text:list>
      <text:p text:style-name="P297"/>
      <text:p text:style-name="P298">Extremidades Superiores:</text:p>
      <text:list text:style-name="LFO5" text:continue-numbering="true">
        <text:list-item>
          <text:p text:style-name="P299"><text:span text:style-name="T300">Movilidad:<text:s/></text:span><text:span text:style-name="T301">{d[2].</text:span><text:span text:style-name="T302">Movilidad</text:span><text:span text:style-name="T303">}.<text:s/></text:span><text:span text:style-name="T304">Pulsos:<text:s/></text:span><text:span text:style-name="T305">{d[2].</text:span><text:span text:style-name="T306">Pulsos</text:span><text:span text:style-name="T307">}.<text:s/></text:span><text:span text:style-name="T308">Integridad:<text:s/></text:span><text:span text:style-name="T309">{d[2].</text:span><text:span text:style-name="T310">IntegridadSuperior</text:span><text:span text:style-name="T311">}.<text:s/></text:span><text:span text:style-name="T312">COLORACIÓN:</text:span><text:s/><text:span text:style-name="T313">{d[2].</text:span><text:span text:style-name="T314">Coloracion</text:span><text:span text:style-name="T315">}</text:span><text:span text:style-name="T316">.</text:span></text:p>
        </text:list-item>
      </text:list>
      <text:p text:style-name="P317"/>
      <text:p text:style-name="P318">Abdomen:</text:p>
      <text:list text:style-name="LFO6" text:continue-numbering="true">
        <text:list-item>
          <text:p text:style-name="P319"><text:span text:style-name="T320">Observación:<text:s/></text:span><text:span text:style-name="T321">{d[2].</text:span><text:span text:style-name="T322">ObsnAbdomen</text:span><text:span text:style-name="T323">}</text:span><text:span text:style-name="T324">.</text:span></text:p>
        </text:list-item>
        <text:list-item>
          <text:p text:style-name="P325"><text:span text:style-name="T326">Auscultación: Ruidos hidroaéreos:<text:s/></text:span><text:span text:style-name="T327">{d[2].</text:span><text:span text:style-name="T328">RuidosHidroareos</text:span><text:span text:style-name="T329">}.</text:span></text:p>
        </text:list-item>
        <text:list-item>
          <text:p text:style-name="P330">Percusión: <text:s/>{d[2].actors}</text:p>
        </text:list-item>
        <text:list-item>
          <text:p text:style-name="P331"><text:span text:style-name="T332">Palpación:<text:s/></text:span><text:span text:style-name="T333">{d[2].</text:span><text:span text:style-name="T334">Palpacion</text:span><text:span text:style-name="T335">}</text:span></text:p>
        </text:list-item>
        <text:list-item>
          <text:p text:style-name="P336"><text:span text:style-name="T337">Técnica de Alimentación:<text:s/></text:span><text:span text:style-name="T338">{d[2].</text:span><text:span text:style-name="T339">TecAlimentacion</text:span><text:span text:style-name="T340">}</text:span><text:span text:style-name="T341">.</text:span></text:p>
        </text:list-item>
        <text:list-item>
          <text:p text:style-name="P342"><text:span text:style-name="T343">REGIMEN:</text:span><text:s/><text:span text:style-name="T344">{d[2].</text:span><text:span text:style-name="T345">Regimen</text:span><text:span text:style-name="T346">}</text:span></text:p>
        </text:list-item>
        <text:list-item>
          <text:p text:style-name="P347"><text:span text:style-name="T348">Deposiciones:<text:s/></text:span><text:span text:style-name="T349">{d[2].</text:span><text:span text:style-name="T350">Deposiciones</text:span><text:span text:style-name="T351">}</text:span><text:span text:style-name="T352"><text:s/>Residuo gástrico:<text:s/></text:span><text:span text:style-name="T353">{d[2].</text:span><text:span text:style-name="T354">ResiduoGastrico</text:span><text:span text:style-name="T355">}</text:span></text:p>
        </text:list-item>
        <text:list-item>
          <text:p text:style-name="P356"><text:span text:style-name="T357">Vómitos:<text:s/></text:span><text:span text:style-name="T358">{d[2].</text:span><text:span text:style-name="T359">Vomitos</text:span><text:span text:style-name="T360">}</text:span></text:p>
        </text:list-item>
        <text:list-item>
          <text:p text:style-name="P361">Observaciones:</text:p>
        </text:list-item>
      </text:list>
      <table:table table:style-name="Table362">
        <table:table-columns>
          <table:table-column table:style-name="TableColumn363"/>
        </table:table-columns>
        <table:table-row table:style-name="TableRow364">
          <table:table-cell table:style-name="TableCell365">
            <text:p text:style-name="P366"><text:span text:style-name="T367">{d[2].</text:span><text:span text:style-name="T368">ObsAbdomen</text:span><text:span text:style-name="T369">}</text:span></text:p>
          </table:table-cell>
        </table:table-row>
      </table:table>
      <text:p text:style-name="P370"/>
      <text:list text:style-name="LFO6" text:continue-numbering="true">
        <text:list-item>
          <text:p text:style-name="P371"><text:span text:style-name="T372">Tratamiento asociado:<text:s/></text:span><text:span text:style-name="T373">{d[2].</text:span><text:span text:style-name="T374">TratAsociado</text:span><text:span text:style-name="T375">}</text:span><text:span text:style-name="T376">.</text:span></text:p>
        </text:list-item>
      </text:list>
      <text:p text:style-name="P377"/>
      <text:p text:style-name="P378">Dorso:</text:p>
      <text:list text:style-name="LFO7" text:continue-numbering="true">
        <text:list-item>
          <text:p text:style-name="P379"><text:span text:style-name="T380">Observación:</text:span><text:span text:style-name="T381"><text:s/></text:span><text:span text:style-name="T382">{d[2].</text:span><text:span text:style-name="T383">ObsDorso</text:span><text:span text:style-name="T384">}</text:span></text:p>
        </text:list-item>
        <text:list-item>
          <text:p text:style-name="P385"><text:span text:style-name="T386">Integridad:</text:span><text:span text:style-name="T387"><text:s/></text:span><text:span text:style-name="T388">{d[2].</text:span><text:span text:style-name="T389">IntegridadDorso</text:span><text:span text:style-name="T390">}</text:span></text:p>
        </text:list-item>
      </text:list>
      <text:p text:style-name="P391">Genitales:</text:p>
      <text:list text:style-name="LFO15" text:continue-numbering="true">
        <text:list-item>
          <text:p text:style-name="P392"><text:span text:style-name="T393">Masculino:<text:s/></text:span><text:span text:style-name="T394">{d[2].</text:span><text:span text:style-name="T395">Masculino</text:span><text:span text:style-name="T396">}.</text:span><text:span text:style-name="T397"><text:s/></text:span><text:span text:style-name="T398"> testes en escroto:<text:s/></text:span><text:span text:style-name="T399">{d[2].</text:span><text:span text:style-name="T400">Testes</text:span><text:span text:style-name="T401">}.</text:span></text:p>
        </text:list-item>
      </text:list>
      <text:p text:style-name="P402"><text:span text:style-name="T403"><text:s/>Fimosis:<text:s/></text:span><text:span text:style-name="T404">{d[2].</text:span><text:span text:style-name="T405">Fimosis</text:span><text:span text:style-name="T406">}.</text:span></text:p>
      <text:list text:style-name="LFO15" text:continue-numbering="true">
        <text:list-item>
          <text:p text:style-name="P407"><text:span text:style-name="T408">Femenino:<text:s/></text:span><text:span text:style-name="T409">{d[2].</text:span><text:span text:style-name="T410">Femenino</text:span><text:span text:style-name="T411">}.</text:span><text:span text:style-name="T412"><text:s/></text:span><text:span text:style-name="T413">labios menores:<text:s/></text:span><text:span text:style-name="T414">{d[2].</text:span><text:span text:style-name="T415">LabiosMenores</text:span><text:span text:style-name="T416">}.</text:span></text:p>
        </text:list-item>
      </text:list>
      <text:p text:style-name="P417"><text:span text:style-name="T418">labios mayores:<text:s/></text:span><text:span text:style-name="T419">{d[2].</text:span><text:span text:style-name="T420">LabiosMayores</text:span><text:span text:style-name="T421">}.</text:span><text:span text:style-name="T422"><text:s/></text:span></text:p>
      <text:list text:style-name="LFO8" text:continue-numbering="true">
        <text:list-item>
          <text:p text:style-name="P423"><text:span text:style-name="T424">Integridad:<text:s/></text:span><text:span text:style-name="T425">{d[2].</text:span><text:span text:style-name="T426">IntegridadGen</text:span><text:span text:style-name="T427">}</text:span><text:span text:style-name="T428"><text:s/>Higiene:<text:s/></text:span><text:span text:style-name="T429">{d[2].</text:span><text:span text:style-name="T430">Higiene</text:span><text:span text:style-name="T431">}</text:span></text:p>
        </text:list-item>
        <text:list-item>
          <text:p text:style-name="P432"><text:span text:style-name="T433">Diuresis:<text:s/></text:span><text:span text:style-name="T434">{d[2].</text:span><text:span text:style-name="T435">Diuresis</text:span><text:span text:style-name="T436">}</text:span><text:span text:style-name="T437">.<text:s/></text:span><text:span text:style-name="T438">BALANCE HIDRICO:</text:span><text:s/><text:span text:style-name="T439">{d[2].</text:span><text:span text:style-name="T440">BalanHidrico</text:span><text:span text:style-name="T441">}</text:span></text:p>
        </text:list-item>
        <text:list-item>
          <text:p text:style-name="P442">Observaciones:</text:p>
        </text:list-item>
      </text:list>
      <table:table table:style-name="Table443">
        <table:table-columns>
          <table:table-column table:style-name="TableColumn444"/>
        </table:table-columns>
        <table:table-row table:style-name="TableRow445">
          <table:table-cell table:style-name="TableCell446">
            <text:p text:style-name="P447"><text:span text:style-name="T448">{d[2].</text:span><text:span text:style-name="T449">ObsGenitales</text:span><text:span text:style-name="T450">}</text:span></text:p>
          </table:table-cell>
        </table:table-row>
      </table:table>
      <text:p text:style-name="P451"/>
      <text:list text:style-name="LFO8" text:continue-numbering="true">
        <text:list-item>
          <text:p text:style-name="P452"><text:span text:style-name="T453">Tratamiento asociado:</text:span><text:span text:style-name="T454"><text:s/>{d[2].</text:span><text:span text:style-name="T455">TratAsociadoGen</text:span><text:span text:style-name="T456">}</text:span><text:span text:style-name="T457">.</text:span></text:p>
        </text:list-item>
      </text:list>
      <text:p text:style-name="P458"/>
      <text:p text:style-name="P459">Extremidades Inferiores:</text:p>
      <text:list text:style-name="LFO5" text:continue-numbering="true">
        <text:list-item>
          <text:p text:style-name="P460"><text:span text:style-name="T461">Movilidad:<text:s/></text:span><text:span text:style-name="T462">{d[2].</text:span><text:span text:style-name="T463">MovilidadInferior</text:span><text:span text:style-name="T464">}.<text:s/></text:span><text:span text:style-name="T465">Pulsos:<text:s/></text:span><text:span text:style-name="T466">{d[2].</text:span><text:span text:style-name="T467">PulsosInferior</text:span><text:span text:style-name="T468">}.</text:span><text:span text:style-name="T469"><text:s/></text:span></text:p>
        </text:list-item>
      </text:list>
      <text:p text:style-name="P470"><text:span text:style-name="T471">Integridad:<text:s/></text:span><text:span text:style-name="T472">{d[2].</text:span><text:span text:style-name="T473">IntegridadInferior</text:span><text:span text:style-name="T474">}</text:span><text:span text:style-name="T475">.<text:s/></text:span></text:p>
      <text:p text:style-name="Párrafodelista"><text:span text:style-name="T476">Coloración:</text:span><text:span text:style-name="T477"><text:s/>{d[2].</text:span><text:span text:style-name="T478">ColoracionInferior</text:span><text:span text:style-name="T479">}</text:span></text:p>
      <text:p text:style-name="P480">Medidas Invasivas:</text:p>
      <text:p text:style-name="P481">Acceso Vascular:</text:p>
      <text:list text:style-name="LFO11" text:continue-numbering="true">
        <text:list-item>
          <text:p text:style-name="P482"><text:span text:style-name="T483">Tipo:<text:s/></text:span><text:span text:style-name="T484">{d[</text:span><text:span text:style-name="T485">3</text:span><text:span text:style-name="T486">].</text:span><text:span text:style-name="T487">Tipo</text:span><text:span text:style-name="T488">}</text:span><text:span text:style-name="T489">.<text:s/></text:span><text:span text:style-name="T490">Tamaño:<text:s/></text:span><text:span text:style-name="T491">{d[</text:span><text:span text:style-name="T492">3</text:span><text:span text:style-name="T493">].</text:span><text:span text:style-name="T494">Tamano</text:span><text:span text:style-name="T495">}</text:span><text:span text:style-name="T496">.<text:s/></text:span><text:span text:style-name="T497">Ubicación:<text:s/></text:span><text:span text:style-name="T498">{d[</text:span><text:span text:style-name="T499">3</text:span><text:span text:style-name="T500">].</text:span><text:span text:style-name="T501">Ubicacion</text:span><text:span text:style-name="T502">}</text:span><text:span text:style-name="T503">.<text:s/></text:span></text:p>
        </text:list-item>
      </text:list>
      <text:p text:style-name="P504"><text:span text:style-name="T505">Días:<text:s/></text:span><text:span text:style-name="T506">{d[</text:span><text:span text:style-name="T507">3</text:span><text:span text:style-name="T508">].</text:span><text:span text:style-name="T509"><text:s/>Dias</text:span><text:span text:style-name="T510">}.</text:span><text:span text:style-name="T511"><text:s/>Uso:<text:s/></text:span><text:span text:style-name="T512">{d[</text:span><text:span text:style-name="T513">3</text:span><text:span text:style-name="T514">].</text:span><text:span text:style-name="T515">Uso</text:span><text:span text:style-name="T516">}.<text:s/></text:span></text:p>
      <text:list text:style-name="LFO11" text:continue-numbering="true">
        <text:list-item>
          <text:p text:style-name="P517"><text:span text:style-name="T518">Sitio de Inserción</text:span><text:span text:style-name="T519"><text:s/>{d[</text:span><text:span text:style-name="T520">3</text:span><text:span text:style-name="T521">].</text:span><text:span text:style-name="T522">SitioInsercion</text:span><text:span text:style-name="T523">}.</text:span></text:p>
        </text:list-item>
      </text:list>
      <text:p text:style-name="P524"><text:span text:style-name="T525">Dispositivo<text:s/></text:span><text:span text:style-name="T526">de<text:s/></text:span><text:span text:style-name="T527">alimentación</text:span><text:span text:style-name="T528">:</text:span><text:span text:style-name="T529"><text:s/></text:span><text:span text:style-name="T530">{d[</text:span><text:span text:style-name="T531">3</text:span><text:span text:style-name="T532">].</text:span><text:span text:style-name="T533">Alimentación</text:span><text:span text:style-name="T534">}</text:span><text:span text:style-name="T535">.</text:span></text:p>
      <text:p text:style-name="P536">Dispositivo de eliminación:</text:p>
      <text:list text:style-name="LFO13" text:continue-numbering="true">
        <text:list-item>
          <text:p text:style-name="P537"><text:span text:style-name="T538">Catéter urinario:<text:s/></text:span><text:span text:style-name="T539">{d[</text:span><text:span text:style-name="T540">3</text:span><text:span text:style-name="T541">].</text:span><text:span text:style-name="T542">Cateter</text:span><text:span text:style-name="T543">}</text:span><text:span text:style-name="T544">.<text:s/></text:span><text:span text:style-name="T545">Tamaño:<text:s/></text:span><text:span text:style-name="T546">{d[</text:span><text:span text:style-name="T547">3</text:span><text:span text:style-name="T548">].</text:span><text:span text:style-name="T549">TamanoCateter</text:span><text:span text:style-name="T550"><text:s/></text:span><text:span text:style-name="T551">}</text:span><text:span text:style-name="T552">.</text:span></text:p>
        </text:list-item>
      </text:list>
      <text:p text:style-name="P553"><text:span text:style-name="T554"><text:s/></text:span><text:span text:style-name="T555">Días:<text:s/></text:span><text:span text:style-name="T556">{d[</text:span><text:span text:style-name="T557">3</text:span><text:span text:style-name="T558">].</text:span><text:span text:style-name="T559">DiasCateter</text:span><text:span text:style-name="T560">}.</text:span></text:p>
      <text:p text:style-name="P561"/>
      <text:p text:style-name="P562">Valoración diaria clínica del paciente:</text:p>
      <table:table table:style-name="Table563">
        <table:table-columns>
          <table:table-column table:style-name="TableColumn564"/>
        </table:table-columns>
        <table:table-row table:style-name="TableRow565">
          <table:table-cell table:style-name="TableCell566">
            <text:p text:style-name="P567"/>
            <text:p text:style-name="P568">{d[4].Valoracion}</text:p>
            <text:p text:style-name="P569"/>
            <text:p text:style-name="P570"/>
          </table:table-cell>
        </table:table-row>
      </table:table>
      <text:p text:style-name="P571"/>
      <text:p text:style-name="P572">AGENCIA DE ENFERMERIA:</text:p>
      <text:list text:style-name="LFO14" text:continue-numbering="true">
        <text:list-item>
          <text:p text:style-name="P573">Totalmente compensadores: {d[5].TotalCompensadores}.</text:p>
        </text:list-item>
        <text:list-item>
          <text:p text:style-name="P574">Parcialmente compensadores: {d[5].PacialmentCompensadores}.</text:p>
        </text:list-item>
        <text:list-item>
          <text:p text:style-name="P575"><text:span text:style-name="T576">De apoyo-educación</text:span><text:span text:style-name="T577">: {d[</text:span><text:span text:style-name="T578">5</text:span><text:span text:style-name="T579">].</text:span><text:span text:style-name="T580">ApoyoEducacion</text:span><text:span text:style-name="T581">}</text:span><text:span text:style-name="T582">.</text:span></text:p>
        </text:list-item>
      </text:list>
      <text:p text:style-name="P583"/>
      <text:p text:style-name="P584">Describir los Requisitos de Autocuidado que se encuentran alterados:</text:p>
      <table:table table:style-name="Table585">
        <table:table-columns>
          <table:table-column table:style-name="TableColumn586"/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RAC</text:p>
          </table:table-cell>
          <table:table-cell table:style-name="TableCell592">
            <text:p text:style-name="P593">SATISFECHO<text:s/></text:p>
          </table:table-cell>
          <table:table-cell table:style-name="TableCell594">
            <text:p text:style-name="P595">INSATISFECHO</text:p>
          </table:table-cell>
        </table:table-row>
        <table:table-row table:style-name="TableRow596">
          <table:table-cell table:style-name="TableCell597">
            <text:p text:style-name="P598">Mantenimiento de un ingreso suficiente de aire.</text:p>
          </table:table-cell>
          <table:table-cell table:style-name="TableCell599">
            <text:p text:style-name="P600"><text:span text:style-name="T601">{d[</text:span><text:span text:style-name="T602">6</text:span><text:span text:style-name="T603">].</text:span><text:span text:style-name="T604">Rac1Satisfecho</text:span><text:span text:style-name="T605">}</text:span></text:p>
          </table:table-cell>
          <table:table-cell table:style-name="TableCell606">
            <text:p text:style-name="P607"><text:span text:style-name="T608">{d[</text:span><text:span text:style-name="T609">6</text:span><text:span text:style-name="T610">].</text:span><text:span text:style-name="T611">Rac1Insatisfecho</text:span><text:span text:style-name="T612">}</text:span></text:p>
          </table:table-cell>
        </table:table-row>
        <table:table-row table:style-name="TableRow613">
          <table:table-cell table:style-name="TableCell614">
            <text:p text:style-name="P615">Mantenimiento de una ingesta suficiente de agua.</text:p>
          </table:table-cell>
          <table:table-cell table:style-name="TableCell616">
            <text:p text:style-name="P617"><text:span text:style-name="T618">{d[6].</text:span><text:span text:style-name="T619">Rac2Satisfecho</text:span><text:span text:style-name="T620">}</text:span></text:p>
          </table:table-cell>
          <table:table-cell table:style-name="TableCell621">
            <text:p text:style-name="P622"><text:span text:style-name="T623">{d[6].</text:span><text:span text:style-name="T624">Rac2Insatisfecho</text:span><text:span text:style-name="T625">}</text:span></text:p>
          </table:table-cell>
        </table:table-row>
        <table:table-row table:style-name="TableRow626">
          <table:table-cell table:style-name="TableCell627">
            <text:p text:style-name="P628">Mantenimiento de una ingesta suficiente de alimentos.</text:p>
          </table:table-cell>
          <table:table-cell table:style-name="TableCell629">
            <text:p text:style-name="P630"><text:span text:style-name="T631">{d[6].</text:span><text:span text:style-name="T632">Rac3Satisfecho</text:span><text:span text:style-name="T633">}</text:span></text:p>
          </table:table-cell>
          <table:table-cell table:style-name="TableCell634">
            <text:p text:style-name="P635"><text:span text:style-name="T636">{d[6].</text:span><text:span text:style-name="T637">Rac3Insatisfecho</text:span><text:span text:style-name="T638">}</text:span></text:p>
          </table:table-cell>
        </table:table-row>
        <table:table-row table:style-name="TableRow639">
          <table:table-cell table:style-name="TableCell640">
            <text:p text:style-name="P641">Provisión de cuidados asociados con procesos de eliminación urinaria e intestinal.</text:p>
          </table:table-cell>
          <table:table-cell table:style-name="TableCell642">
            <text:p text:style-name="P643"><text:span text:style-name="T644">{d[6].</text:span><text:span text:style-name="T645">Rac4Satisfecho</text:span><text:span text:style-name="T646">}</text:span></text:p>
          </table:table-cell>
          <table:table-cell table:style-name="TableCell647">
            <text:p text:style-name="P648"><text:span text:style-name="T649">{d[6].</text:span><text:span text:style-name="T650">Rac4Insatisfecho</text:span><text:span text:style-name="T651">}</text:span></text:p>
          </table:table-cell>
        </table:table-row>
        <table:table-row table:style-name="TableRow652">
          <table:table-cell table:style-name="TableCell653">
            <text:p text:style-name="P654">Equilibrio entre actividades y descanso.</text:p>
          </table:table-cell>
          <table:table-cell table:style-name="TableCell655">
            <text:p text:style-name="P656"><text:span text:style-name="T657">{d[6].</text:span><text:span text:style-name="T658">Rac5Satisfecho</text:span><text:span text:style-name="T659">}</text:span></text:p>
          </table:table-cell>
          <table:table-cell table:style-name="TableCell660">
            <text:p text:style-name="P661"><text:span text:style-name="T662">{d[6].</text:span><text:span text:style-name="T663">Rac5Insatisfecho</text:span><text:span text:style-name="T664">}</text:span></text:p>
          </table:table-cell>
        </table:table-row>
        <table:table-row table:style-name="TableRow665">
          <table:table-cell table:style-name="TableCell666">
            <text:p text:style-name="P667">Equilibrio entre soledad y la comunicación social.</text:p>
          </table:table-cell>
          <table:table-cell table:style-name="TableCell668">
            <text:p text:style-name="P669"><text:span text:style-name="T670">{d[6].</text:span><text:span text:style-name="T671">Rac6Satisfecho</text:span><text:span text:style-name="T672">}</text:span></text:p>
          </table:table-cell>
          <table:table-cell table:style-name="TableCell673">
            <text:p text:style-name="P674"><text:span text:style-name="T675">{d[6].</text:span><text:span text:style-name="T676">Rac6Insatisfecho</text:span><text:span text:style-name="T677">}</text:span></text:p>
          </table:table-cell>
        </table:table-row>
        <table:table-row table:style-name="TableRow678">
          <table:table-cell table:style-name="TableCell679">
            <text:p text:style-name="P680">Prevención de peligros para la vida, funcionamiento y bienestar humano.</text:p>
          </table:table-cell>
          <table:table-cell table:style-name="TableCell681">
            <text:p text:style-name="P682"><text:span text:style-name="T683">{d[6].</text:span><text:span text:style-name="T684">Rac7Satisfecho</text:span><text:span text:style-name="T685">}</text:span></text:p>
          </table:table-cell>
          <table:table-cell table:style-name="TableCell686">
            <text:p text:style-name="P687"><text:span text:style-name="T688">{d[6].</text:span><text:span text:style-name="T689">Rac7Insatisfecho</text:span><text:span text:style-name="T690">}</text:span></text:p>
          </table:table-cell>
        </table:table-row>
        <table:table-row table:style-name="TableRow691">
          <table:table-cell table:style-name="TableCell692">
            <text:p text:style-name="P693">Promoción del funcionamiento humano y el desarrollo dentro de los grupos sociales de acuerdo con el potencial humano.</text:p>
          </table:table-cell>
          <table:table-cell table:style-name="TableCell694">
            <text:p text:style-name="P695"><text:span text:style-name="T696">{d[6].</text:span><text:span text:style-name="T697">Rac8Satisfecho</text:span><text:span text:style-name="T698">}</text:span></text:p>
          </table:table-cell>
          <table:table-cell table:style-name="TableCell699">
            <text:p text:style-name="P700"><text:span text:style-name="T701">{d[6].</text:span><text:span text:style-name="T702">Rac8Insatisfecho</text:span><text:span text:style-name="T703">}</text:span></text:p>
          </table:table-cell>
        </table:table-row>
      </table:table>
      <text:p text:style-name="P704"/>
      <text:p text:style-name="P705">Formule proceso enfermero atingente para los problemas PRIORITARIOS del paciente:</text:p>
      <text:list text:style-name="LFO9" text:continue-numbering="true">
        <text:list-item>
          <text:p text:style-name="P706">Diagnóstico:</text:p>
        </text:list-item>
      </text:list>
      <table:table table:style-name="Table707">
        <table:table-columns>
          <table:table-column table:style-name="TableColumn708"/>
        </table:table-columns>
        <table:table-row table:style-name="TableRow709">
          <table:table-cell table:style-name="TableCell710">
            <text:p text:style-name="P711">Etiqueta NANDA <text:s text:c="2"/>----------- RELACIONADO CON ----------------------------------</text:p>
            <text:p text:style-name="P712"/>
            <text:p text:style-name="P713">MANIFESTADO POR ----------------------------------</text:p>
            <text:p text:style-name="P714"/>
            <text:p text:style-name="P715"/>
          </table:table-cell>
        </table:table-row>
      </table:table>
      <text:p text:style-name="P716"/>
      <text:p text:style-name="P717">Objetivo de enfermería:</text:p>
      <table:table table:style-name="Table718">
        <table:table-columns>
          <table:table-column table:style-name="TableColumn719"/>
        </table:table-columns>
        <table:table-row table:style-name="TableRow720">
          <table:table-cell table:style-name="TableCell721">
            <text:p text:style-name="P722">{d[7].Objetivo}</text:p>
          </table:table-cell>
        </table:table-row>
      </table:table>
      <text:p text:style-name="P723"/>
      <text:p text:style-name="P724">Intervenciones y actividades de enfermería:</text:p>
      <table:table table:style-name="Table725">
        <table:table-columns>
          <table:table-column table:style-name="TableColumn726"/>
        </table:table-columns>
        <table:table-row table:style-name="TableRow727">
          <table:table-cell table:style-name="TableCell728">
            <text:p text:style-name="P729">{d[7].Actividades}</text:p>
          </table:table-cell>
        </table:table-row>
      </table:table>
      <text:p text:style-name="P730"/>
      <text:p text:style-name="P731">Evaluación del proceso enfermero:</text:p>
      <table:table table:style-name="Table732">
        <table:table-columns>
          <table:table-column table:style-name="TableColumn733"/>
        </table:table-columns>
        <table:table-row table:style-name="TableRow734">
          <table:table-cell table:style-name="TableCell735">
            <text:p text:style-name="P736">{d[7].Evaluacion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Courier New" fo:font-size="10pt" style:font-size-asian="10pt"/>
    </style:style>
    <style:style style:name="WW_CharLFO15LVL4" style:family="text">
      <style:text-properties style:font-name="Courier New" fo:font-size="10pt" style:font-size-asian="10pt"/>
    </style:style>
    <style:style style:name="WW_CharLFO15LVL5" style:family="text">
      <style:text-properties style:font-name="Courier New" fo:font-size="10pt" style:font-size-asian="10pt"/>
    </style:style>
    <style:style style:name="WW_CharLFO15LVL6" style:family="text">
      <style:text-properties style:font-name="Courier New" fo:font-size="10pt" style:font-size-asian="10pt"/>
    </style:style>
    <style:style style:name="WW_CharLFO15LVL7" style:family="text">
      <style:text-properties style:font-name="Courier New" fo:font-size="10pt" style:font-size-asian="10pt"/>
    </style:style>
    <style:style style:name="WW_CharLFO15LVL8" style:family="text">
      <style:text-properties style:font-name="Courier New" fo:font-size="10pt" style:font-size-asian="10pt"/>
    </style:style>
    <style:style style:name="WW_CharLFO15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5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5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6437in" fo:padding-left="0.8409in" fo:padding-bottom="0.643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Alonzo Nuñez Gonzalez</meta:initial-creator>
    <dc:creator>Jonathan Eleazar Gonzalez Poblete</dc:creator>
    <meta:creation-date>2020-07-21T20:55:00Z</meta:creation-date>
    <dc:date>2020-07-21T20:55:00Z</dc:date>
    <meta:template xlink:href="Normal.dotm" xlink:type="simple"/>
    <meta:editing-cycles>2</meta:editing-cycles>
    <meta:editing-duration>PT0S</meta:editing-duration>
    <meta:user-defined meta:name="ContentTypeId">0x01010095B4818B8E613441BDF5D9513D25FB6A</meta:user-defined>
    <meta:document-statistic meta:page-count="5" meta:paragraph-count="10" meta:word-count="826" meta:character-count="5361" meta:row-count="37" meta:non-whitespace-character-count="4545"/>
  </office:meta>
</office:document-meta>
</file>